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757cm" fo:margin-left="0.3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cm"/>
    </style:style>
    <style:style style:name="_31_._5f_Installatie_5f_voorbereiden.C" style:display-name="1._Installatie_voorbereiden.C" style:family="table-column">
      <style:table-column-properties style:column-width="15.558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C1" style:display-name="1._Installatie_voorbereiden.C1" style:family="table-cell">
      <style:table-cell-properties fo:padding="0.019cm" fo:border="none"/>
    </style:style>
    <style:style style:name="_31_._5f_Installatie_5f_voorbereiden.C2" style:display-name="1._Installatie_voorbereiden.C2" style:family="table-cell">
      <style:table-cell-properties fo:padding="0.019cm" fo:border="none"/>
    </style:style>
    <style:style style:name="_31_._5f_Installatie_5f_voorbereiden.C3" style:display-name="1._Installatie_voorbereiden.C3" style:family="table-cell">
      <style:table-cell-properties fo:padding="0.019cm" fo:border="none"/>
    </style:style>
    <style:style style:name="_31_._5f_Installatie_5f_voorbereiden.C4" style:display-name="1._Installatie_voorbereiden.C4" style:family="table-cell">
      <style:table-cell-properties fo:padding="0.019cm" fo:border="none"/>
    </style:style>
    <style:style style:name="_31_._5f_Installatie_5f_voorbereiden.C5" style:display-name="1._Installatie_voorbereiden.C5" style:family="table-cell">
      <style:table-cell-properties fo:padding="0.019cm" fo:border="none"/>
    </style:style>
    <style:style style:name="_31_._5f_Installatie_5f_voorbereiden.C6" style:display-name="1._Installatie_voorbereiden.C6" style:family="table-cell">
      <style:table-cell-properties fo:padding="0.019cm" fo:border="none"/>
    </style:style>
    <style:style style:name="_31_._5f_Installatie_5f_voorbereiden.C7" style:display-name="1._Installatie_voorbereiden.C7" style:family="table-cell">
      <style:table-cell-properties fo:padding="0.019cm" fo:border="none"/>
    </style:style>
    <style:style style:name="_31_._5f_Installatie_5f_voorbereiden.C8" style:display-name="1._Installatie_voorbereiden.C8" style:family="table-cell">
      <style:table-cell-properties fo:padding="0.019cm" fo:border="none"/>
    </style:style>
    <style:style style:name="_31_._5f_Installatie_5f_voorbereiden.C9" style:display-name="1._Installatie_voorbereiden.C9" style:family="table-cell">
      <style:table-cell-properties fo:padding="0.019cm" fo:border="none"/>
    </style:style>
    <style:style style:name="_31_._5f_Installatie_5f_voorbereiden.C10" style:display-name="1._Installatie_voorbereiden.C10" style:family="table-cell">
      <style:table-cell-properties fo:padding="0.019cm" fo:border="none"/>
    </style:style>
    <style:style style:name="_31_._5f_Installatie_5f_voorbereiden.C11" style:display-name="1._Installatie_voorbereiden.C11" style:family="table-cell">
      <style:table-cell-properties fo:padding="0.019cm" fo:border="none"/>
    </style:style>
    <style:style style:name="_31_._5f_Installatie_5f_voorbereiden.C12" style:display-name="1._Installatie_voorbereiden.C12" style:family="table-cell">
      <style:table-cell-properties fo:padding="0.019cm" fo:border="none"/>
    </style:style>
    <style:style style:name="_31_._5f_Installatie_5f_voorbereiden.C13" style:display-name="1._Installatie_voorbereiden.C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95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cm"/>
    </style:style>
    <style:style style:name="_32_._5f_Installatie_5f_uitvoeren.B" style:display-name="2._Installatie_uitvoeren.B" style:family="table-column">
      <style:table-column-properties style:column-width="15.995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fo:padding="0.019cm" fo:border="none"/>
    </style:style>
    <style:style style:name="_32_._5f_Installatie_5f_uitvoeren.B2" style:display-name="2._Installatie_uitvoeren.B2" style:family="table-cell">
      <style:table-cell-properties fo:padding="0.019cm" fo:border="none"/>
    </style:style>
    <style:style style:name="_32_._5f_Installatie_5f_uitvoeren.B3" style:display-name="2._Installatie_uitvoeren.B3" style:family="table-cell">
      <style:table-cell-properties fo:padding="0.019cm" fo:border="none"/>
    </style:style>
    <style:style style:name="_32_._5f_Installatie_5f_uitvoeren.B4" style:display-name="2._Installatie_uitvoeren.B4" style:family="table-cell">
      <style:table-cell-properties fo:padding="0.019cm" fo:border="none"/>
    </style:style>
    <style:style style:name="_32_._5f_Installatie_5f_uitvoeren.B5" style:display-name="2._Installatie_uitvoeren.B5" style:family="table-cell">
      <style:table-cell-properties fo:padding="0.019cm" fo:border="none"/>
    </style:style>
    <style:style style:name="_32_._5f_Installatie_5f_uitvoeren.B6" style:display-name="2._Installatie_uitvoeren.B6" style:family="table-cell">
      <style:table-cell-properties fo:padding="0.019cm" fo:border="none"/>
    </style:style>
    <style:style style:name="_32_._5f_Installatie_5f_uitvoeren.B7" style:display-name="2._Installatie_uitvoeren.B7" style:family="table-cell">
      <style:table-cell-properties fo:padding="0.019cm" fo:border="none"/>
    </style:style>
    <style:style style:name="_32_._5f_Installatie_5f_uitvoeren.B8" style:display-name="2._Installatie_uitvoeren.B8" style:family="table-cell">
      <style:table-cell-properties fo:padding="0.019cm" fo:border="none"/>
    </style:style>
    <style:style style:name="_32_._5f_Installatie_5f_uitvoeren.B9" style:display-name="2._Installatie_uitvoeren.B9" style:family="table-cell">
      <style:table-cell-properties fo:padding="0.019cm" fo:border="none"/>
    </style:style>
    <style:style style:name="_32_._5f_Installatie_5f_uitvoeren.B10" style:display-name="2._Installatie_uitvoeren.B10" style:family="table-cell">
      <style:table-cell-properties fo:padding="0.019cm" fo:border="none"/>
    </style:style>
    <style:style style:name="_32_._5f_Installatie_5f_uitvoeren.B11" style:display-name="2._Installatie_uitvoeren.B11" style:family="table-cell">
      <style:table-cell-properties fo:padding="0.019cm" fo:border="none"/>
    </style:style>
    <style:style style:name="_32_._5f_Installatie_5f_uitvoeren.B12" style:display-name="2._Installatie_uitvoeren.B12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18cm" fo:margin-left="0.356cm" table:align="left" style:writing-mode="lr-tb"/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6.018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B1" style:display-name="3._Installatie_afronden.B1" style:family="table-cell">
      <style:table-cell-properties fo:padding="0.019cm" fo:border="none"/>
    </style:style>
    <style:style style:name="_33_._5f_Installatie_5f_afronden.B2" style:display-name="3._Installatie_afronden.B2" style:family="table-cell">
      <style:table-cell-properties fo:padding="0.019cm" fo:border="none"/>
    </style:style>
    <style:style style:name="_33_._5f_Installatie_5f_afronden.B3" style:display-name="3._Installatie_afronden.B3" style:family="table-cell">
      <style:table-cell-properties fo:padding="0.019cm" fo:border="none"/>
    </style:style>
    <style:style style:name="_33_._5f_Installatie_5f_afronden.B4" style:display-name="3._Installatie_afronden.B4" style:family="table-cell">
      <style:table-cell-properties fo:padding="0.019cm" fo:border="none"/>
    </style:style>
    <style:style style:name="_33_._5f_Installatie_5f_afronden.B5" style:display-name="3._Installatie_afronden.B5" style:family="table-cell">
      <style:table-cell-properties fo:padding="0.019cm" fo:border="none"/>
    </style:style>
    <style:style style:name="_33_._5f_Installatie_5f_afronden.B6" style:display-name="3._Installatie_afronden.B6" style:family="table-cell">
      <style:table-cell-properties fo:padding="0.019cm" fo:border="none"/>
    </style:style>
    <style:style style:name="_33_._5f_Installatie_5f_afronden.B7" style:display-name="3._Installatie_afronden.B7" style:family="table-cell">
      <style:table-cell-properties fo:padding="0.019cm" fo:border="none"/>
    </style:style>
    <style:style style:name="_33_._5f_Installatie_5f_afronden.B8" style:display-name="3._Installatie_afronden.B8" style:family="table-cell">
      <style:table-cell-properties fo:padding="0.019cm" fo:border="none"/>
    </style:style>
    <style:style style:name="_33_._5f_Installatie_5f_afronden.B9" style:display-name="3._Installatie_afronden.B9" style:family="table-cell">
      <style:table-cell-properties fo:padding="0.019cm" fo:border="none"/>
    </style:style>
    <style:style style:name="_33_._5f_Installatie_5f_afronden.B10" style:display-name="3._Installatie_afronden.B10" style:family="table-cell">
      <style:table-cell-properties fo:padding="0.019cm" fo:border="none"/>
    </style:style>
    <style:style style:name="_33_._5f_Installatie_5f_afronden.B11" style:display-name="3._Installatie_afronden.B11" style:family="table-cell">
      <style:table-cell-properties fo:padding="0.019cm" fo:border="none"/>
    </style:style>
    <style:style style:name="_33_._5f_Installatie_5f_afronden.B12" style:display-name="3._Installatie_afronden.B12" style:family="table-cell">
      <style:table-cell-properties fo:padding="0.019cm" fo:border="none"/>
    </style:style>
    <style:style style:name="_33_._5f_Installatie_5f_afronden.B13" style:display-name="3._Installatie_afronden.B13" style:family="table-cell">
      <style:table-cell-properties fo:padding="0.019cm" fo:border="none"/>
    </style:style>
    <style:style style:name="_33_._5f_Installatie_5f_afronden.B14" style:display-name="3._Installatie_afronden.B14" style:family="table-cell">
      <style:table-cell-properties fo:padding="0.019cm" fo:border="none"/>
    </style:style>
    <style:style style:name="_33_._5f_Installatie_5f_afronden.B15" style:display-name="3._Installatie_afronden.B15" style:family="table-cell">
      <style:table-cell-properties fo:padding="0.019cm" fo:border="none"/>
    </style:style>
    <style:style style:name="_33_._5f_Installatie_5f_afronden.B16" style:display-name="3._Installatie_afronden.B16" style:family="table-cell">
      <style:table-cell-properties fo:padding="0.019cm" fo:border="none"/>
    </style:style>
    <style:style style:name="_33_._5f_Installatie_5f_afronden.B17" style:display-name="3._Installatie_afronden.B17" style:family="table-cell">
      <style:table-cell-properties fo:padding="0.019cm" fo:border="none"/>
    </style:style>
    <style:style style:name="Tabel2" style:family="table">
      <style:table-properties style:width="16.792cm" fo:margin-left="0.379cm" table:align="left" style:writing-mode="lr-tb"/>
    </style:style>
    <style:style style:name="Tabel2.A" style:family="table-column">
      <style:table-column-properties style:column-width="0.6cm"/>
    </style:style>
    <style:style style:name="Tabel2.C" style:family="table-column">
      <style:table-column-properties style:column-width="15.593cm"/>
    </style:style>
    <style:style style:name="Tabel2.A1" style:family="table-cell">
      <style:table-cell-properties style:vertical-align="middle" fo:padding="0.019cm" fo:border="none"/>
    </style:style>
    <style:style style:name="Tabel2.C1" style:family="table-cell">
      <style:table-cell-properties fo:padding="0.019cm" fo:border="none"/>
    </style:style>
    <style:style style:name="Tabel2.C2" style:family="table-cell">
      <style:table-cell-properties fo:padding="0.019cm" fo:border="none"/>
    </style:style>
    <style:style style:name="Tabel2.C3" style:family="table-cell">
      <style:table-cell-properties fo:padding="0.019cm" fo:border="none"/>
    </style:style>
    <style:style style:name="Tabel2.C4" style:family="table-cell">
      <style:table-cell-properties fo:padding="0.019cm" fo:border="none"/>
    </style:style>
    <style:style style:name="Tabel2.C5" style:family="table-cell">
      <style:table-cell-properties fo:padding="0.019cm" fo:border="none"/>
    </style:style>
    <style:style style:name="Tabel2.C6" style:family="table-cell">
      <style:table-cell-properties fo:padding="0.019cm" fo:border="none"/>
    </style:style>
    <style:style style:name="Tabel2.C7" style:family="table-cell">
      <style:table-cell-properties fo:padding="0.019cm" fo:border="none"/>
    </style:style>
    <style:style style:name="Tabel2.C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295831" officeooo:paragraph-rsid="0f55d31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officeooo:paragraph-rsid="0f3b6d93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fo:font-style="italic" officeooo:rsid="05fe4687" officeooo:paragraph-rsid="0f22b258" style:font-size-asian="12pt" style:font-style-asian="italic" style:font-size-complex="12pt" style:font-style-complex="italic"/>
    </style:style>
    <style:style style:name="P49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50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d1ec96e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text-properties officeooo:rsid="0dde9a1c" officeooo:paragraph-rsid="0dde9a1c"/>
    </style:style>
    <style:style style:name="P60" style:family="paragraph" style:parent-style-name="Standard">
      <style:text-properties officeooo:rsid="0dde9a1c" officeooo:paragraph-rsid="0f28fb61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62" style:family="paragraph" style:parent-style-name="Standard">
      <style:text-properties officeooo:rsid="0dde9a1c" officeooo:paragraph-rsid="0ddfbc49"/>
    </style:style>
    <style:style style:name="P63" style:family="paragraph" style:parent-style-name="Footnote">
      <style:text-properties officeooo:rsid="043ccc66" officeooo:paragraph-rsid="0dca2508"/>
    </style:style>
    <style:style style:name="P64" style:family="paragraph" style:parent-style-name="Footnote">
      <style:text-properties officeooo:rsid="043ccc66" officeooo:paragraph-rsid="0e5afad8"/>
    </style:style>
    <style:style style:name="P65" style:family="paragraph" style:parent-style-name="Standard">
      <style:text-properties officeooo:paragraph-rsid="0e153b91"/>
    </style:style>
    <style:style style:name="P66" style:family="paragraph" style:parent-style-name="Standard">
      <style:text-properties officeooo:paragraph-rsid="0e26e14b"/>
    </style:style>
    <style:style style:name="P67" style:family="paragraph" style:parent-style-name="Standard">
      <style:text-properties officeooo:paragraph-rsid="0e5c6890"/>
    </style:style>
    <style:style style:name="P68" style:family="paragraph" style:parent-style-name="Footnote">
      <style:text-properties officeooo:paragraph-rsid="0e72255e"/>
    </style:style>
    <style:style style:name="P69" style:family="paragraph" style:parent-style-name="Footnote">
      <style:text-properties officeooo:paragraph-rsid="0e81bf91"/>
    </style:style>
    <style:style style:name="P70" style:family="paragraph" style:parent-style-name="Footnote">
      <style:text-properties officeooo:paragraph-rsid="0e9381e6"/>
    </style:style>
    <style:style style:name="P71" style:family="paragraph" style:parent-style-name="Footnote">
      <style:text-properties officeooo:paragraph-rsid="0ea78533"/>
    </style:style>
    <style:style style:name="P72" style:family="paragraph" style:parent-style-name="Footnote">
      <style:text-properties officeooo:paragraph-rsid="0ead3525"/>
    </style:style>
    <style:style style:name="P73" style:family="paragraph" style:parent-style-name="Footnote">
      <style:text-properties officeooo:paragraph-rsid="0ef98af7"/>
    </style:style>
    <style:style style:name="P74" style:family="paragraph" style:parent-style-name="Footnote">
      <style:text-properties officeooo:paragraph-rsid="0f01ec83"/>
    </style:style>
    <style:style style:name="P75" style:family="paragraph" style:parent-style-name="Footnote">
      <style:text-properties officeooo:paragraph-rsid="0f05db4d"/>
    </style:style>
    <style:style style:name="P76" style:family="paragraph" style:parent-style-name="Standard">
      <style:text-properties officeooo:paragraph-rsid="0f1c472f"/>
    </style:style>
    <style:style style:name="P77" style:family="paragraph" style:parent-style-name="Standard">
      <style:text-properties officeooo:paragraph-rsid="0f28fb61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3b6d93" officeooo:paragraph-rsid="0f3b6d93"/>
    </style:style>
    <style:style style:name="P79" style:family="paragraph" style:parent-style-name="Standard">
      <style:text-properties officeooo:rsid="0f35fc9a" officeooo:paragraph-rsid="0f3d6513"/>
    </style:style>
    <style:style style:name="P80" style:family="paragraph" style:parent-style-name="Standard">
      <style:text-properties officeooo:paragraph-rsid="0f41fd77"/>
    </style:style>
    <style:style style:name="P81" style:family="paragraph" style:parent-style-name="Standard">
      <style:text-properties officeooo:paragraph-rsid="0f430ec2"/>
    </style:style>
    <style:style style:name="P82" style:family="paragraph" style:parent-style-name="Standard">
      <style:text-properties officeooo:paragraph-rsid="0f4d8759"/>
    </style:style>
    <style:style style:name="P83" style:family="paragraph" style:parent-style-name="Standard">
      <style:paragraph-properties fo:text-align="center" style:justify-single-word="false"/>
      <style:text-properties officeooo:paragraph-rsid="0f34ee81"/>
    </style:style>
    <style:style style:name="P84" style:family="paragraph" style:parent-style-name="Standard">
      <style:paragraph-properties fo:text-align="center" style:justify-single-word="false"/>
      <style:text-properties officeooo:paragraph-rsid="0cc50ec9"/>
    </style:style>
    <style:style style:name="P85" style:family="paragraph" style:parent-style-name="Standard">
      <style:paragraph-properties fo:text-align="center" style:justify-single-word="false"/>
      <style:text-properties officeooo:paragraph-rsid="0f5f1cf7"/>
    </style:style>
    <style:style style:name="P86" style:family="paragraph" style:parent-style-name="Standard">
      <style:paragraph-properties fo:text-align="center" style:justify-single-word="false"/>
      <style:text-properties officeooo:paragraph-rsid="0eb4913f"/>
    </style:style>
    <style:style style:name="P87" style:family="paragraph" style:parent-style-name="Standard">
      <style:paragraph-properties fo:text-align="center" style:justify-single-word="false"/>
      <style:text-properties officeooo:paragraph-rsid="0daef67d"/>
    </style:style>
    <style:style style:name="P88" style:family="paragraph" style:parent-style-name="Standard">
      <style:paragraph-properties fo:text-align="center" style:justify-single-word="false"/>
      <style:text-properties officeooo:paragraph-rsid="0db0d4d1"/>
    </style:style>
    <style:style style:name="P89" style:family="paragraph" style:parent-style-name="Standard">
      <style:paragraph-properties fo:text-align="center" style:justify-single-word="false"/>
      <style:text-properties officeooo:paragraph-rsid="0cc5fe5b"/>
    </style:style>
    <style:style style:name="P90" style:family="paragraph" style:parent-style-name="Standard">
      <style:paragraph-properties fo:text-align="center" style:justify-single-word="false"/>
      <style:text-properties officeooo:paragraph-rsid="0d1ec96e"/>
    </style:style>
    <style:style style:name="P91" style:family="paragraph" style:parent-style-name="Standard">
      <style:paragraph-properties fo:text-align="center" style:justify-single-word="false"/>
      <style:text-properties officeooo:paragraph-rsid="0f35fc9a"/>
    </style:style>
    <style:style style:name="P92" style:family="paragraph" style:parent-style-name="Standard">
      <style:paragraph-properties fo:text-align="center" style:justify-single-word="false"/>
      <style:text-properties officeooo:paragraph-rsid="0d804757"/>
    </style:style>
    <style:style style:name="P93" style:family="paragraph" style:parent-style-name="Standard">
      <style:paragraph-properties fo:text-align="center" style:justify-single-word="false"/>
      <style:text-properties officeooo:paragraph-rsid="0dce9327"/>
    </style:style>
    <style:style style:name="P94" style:family="paragraph" style:parent-style-name="Standard">
      <style:text-properties officeooo:paragraph-rsid="0ef8a941"/>
    </style:style>
    <style:style style:name="P95" style:family="paragraph" style:parent-style-name="Standard">
      <style:text-properties officeooo:paragraph-rsid="0cb27039"/>
    </style:style>
    <style:style style:name="P96" style:family="paragraph" style:parent-style-name="Standard">
      <style:text-properties officeooo:paragraph-rsid="0ea9445c"/>
    </style:style>
    <style:style style:name="P97" style:family="paragraph" style:parent-style-name="Standard">
      <style:text-properties officeooo:paragraph-rsid="0f449ce3"/>
    </style:style>
    <style:style style:name="P98" style:family="paragraph" style:parent-style-name="Standard">
      <style:text-properties officeooo:paragraph-rsid="0d2e61eb"/>
    </style:style>
    <style:style style:name="P99" style:family="paragraph" style:parent-style-name="Standard">
      <style:text-properties officeooo:paragraph-rsid="0f4eeba0"/>
    </style:style>
    <style:style style:name="P100" style:family="paragraph" style:parent-style-name="Standard">
      <style:text-properties officeooo:paragraph-rsid="0f467e32"/>
    </style:style>
    <style:style style:name="P10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3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Liberation Sans" fo:font-size="10pt" style:font-size-asian="10pt" style:font-size-complex="10pt"/>
    </style:style>
    <style:style style:name="T19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officeooo:rsid="0f19e10f"/>
    </style:style>
    <style:style style:name="T22" style:family="text">
      <style:text-properties style:font-name="Liberation Sans" officeooo:rsid="0f1e3d19"/>
    </style:style>
    <style:style style:name="T23" style:family="text">
      <style:text-properties style:font-name="Ubuntu1" fo:font-size="11pt" style:font-size-asian="11pt" style:font-size-complex="11pt"/>
    </style:style>
    <style:style style:name="T24" style:family="text">
      <style:text-properties style:font-name="Ubuntu1" fo:font-size="10pt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5e1a38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text-underline-style="none"/>
    </style:style>
    <style:style style:name="T194" style:family="text">
      <style:text-properties fo:color="#000000" loext:opacity="100%" style:text-line-through-style="none" style:text-line-through-type="none" style:text-underline-style="none" officeooo:rsid="01657261"/>
    </style:style>
    <style:style style:name="T195" style:family="text">
      <style:text-properties fo:color="#000000" loext:opacity="100%" style:text-line-through-style="none" style:text-line-through-type="none" style:text-underline-style="none" officeooo:rsid="0382ccb7"/>
    </style:style>
    <style:style style:name="T196" style:family="text">
      <style:text-properties fo:color="#000000" loext:opacity="100%" style:text-line-through-style="none" style:text-line-through-type="none" style:text-underline-style="none" officeooo:rsid="0f486fef"/>
    </style:style>
    <style:style style:name="T19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13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1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16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1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4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50" style:family="text">
      <style:text-properties fo:color="#000000" loext:opacity="100%" style:font-name="Liberation Sans" fo:font-size="12pt" style:font-size-asian="12pt" style:font-size-complex="12pt"/>
    </style:style>
    <style:style style:name="T25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52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53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5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5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56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5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8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8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88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8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9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9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92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9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9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font-name="Liberation Sans" officeooo:rsid="047da547"/>
    </style:style>
    <style:style style:name="T30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0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1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1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4" style:family="text">
      <style:text-properties style:use-window-font-color="true" loext:opacity="0%" style:font-name="Liberation Sans" fo:font-size="12pt" style:font-size-asian="12pt" style:font-size-complex="12pt"/>
    </style:style>
    <style:style style:name="T335" style:family="text">
      <style:text-properties style:use-window-font-color="true" loext:opacity="0%" style:font-name="Liberation Sans" officeooo:rsid="0efd8e5c"/>
    </style:style>
    <style:style style:name="T336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37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8" style:family="text">
      <style:text-properties officeooo:rsid="04473353"/>
    </style:style>
    <style:style style:name="T33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2" style:family="text">
      <style:text-properties officeooo:rsid="0aace3cd"/>
    </style:style>
    <style:style style:name="T343" style:family="text">
      <style:text-properties fo:font-size="8pt" style:font-size-asian="8pt" style:font-size-complex="8pt" loext:padding="0.049cm" loext:border="0.31pt solid #000000"/>
    </style:style>
    <style:style style:name="T344" style:family="text">
      <style:text-properties officeooo:rsid="0e5635a7"/>
    </style:style>
    <style:style style:name="T345" style:family="text">
      <style:text-properties officeooo:rsid="0e56c5f4"/>
    </style:style>
    <style:style style:name="T346" style:family="text">
      <style:text-properties officeooo:rsid="0e80285f"/>
    </style:style>
    <style:style style:name="T347" style:family="text">
      <style:text-properties officeooo:rsid="0e838e2a"/>
    </style:style>
    <style:style style:name="T348" style:family="text">
      <style:text-properties officeooo:rsid="0e83c34e"/>
    </style:style>
    <style:style style:name="T349" style:family="text">
      <style:text-properties officeooo:rsid="0ee1abbb"/>
    </style:style>
    <style:style style:name="T3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52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53" style:family="text">
      <style:text-properties officeooo:rsid="0f0ca65a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officeooo:rsid="0f30ba38" style:font-weight-asian="bold" style:font-weight-complex="bold"/>
    </style:style>
    <style:style style:name="T356" style:family="text">
      <style:text-properties fo:font-weight="bold" officeooo:rsid="0f3c007b" style:font-weight-asian="bold" style:font-weight-complex="bold"/>
    </style:style>
    <style:style style:name="T357" style:family="text">
      <style:text-properties fo:font-weight="normal" officeooo:rsid="0f3d6513" style:font-weight-asian="normal" style:font-weight-complex="normal"/>
    </style:style>
    <style:style style:name="T358" style:family="text">
      <style:text-properties fo:font-weight="normal" officeooo:rsid="0fc0a9aa" style:font-weight-asian="normal" style:font-weight-complex="normal"/>
    </style:style>
    <style:style style:name="T359" style:family="text">
      <style:text-properties officeooo:rsid="01657261"/>
    </style:style>
    <style:style style:name="T360" style:family="text">
      <style:text-properties officeooo:rsid="0f55d31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101"><text:span text:style-name="Strong_20_Emphasis"><text:span text:style-name="T218">C</text:span></text:span><text:span text:style-name="Strong_20_Emphasis"><text:span text:style-name="T217">hecklist voor </text:span></text:span><text:span text:style-name="Strong_20_Emphasis"><text:span text:style-name="T219">de installatie</text:span></text:span><text:span text:style-name="Strong_20_Emphasis"><text:span text:style-name="T217"> van </text:span></text:span><text:span text:style-name="Strong_20_Emphasis"><text:span text:style-name="T217"><text:user-field-get text:name="Distro">Ubuntu</text:user-field-get></text:span></text:span><text:span text:style-name="Strong_20_Emphasis"><text:span text:style-name="T217"><text:s/></text:span></text:span><text:span text:style-name="Strong_20_Emphasis"><text:span text:style-name="T225"><text:user-field-get text:name="Version">22.04</text:user-field-get></text:span></text:span><text:span text:style-name="Strong_20_Emphasis"><text:span text:style-name="T221"><text:s/></text:span></text:span><text:span text:style-name="Strong_20_Emphasis"><text:span text:style-name="T222">LTS</text:span></text:span><text:span text:style-name="Strong_20_Emphasis"><text:span text:style-name="T222"><text:note text:id="ftn1" text:note-class="footnote"><text:note-citation>1</text:note-citation><text:note-body><text:p text:style-name="P75"><text:span text:style-name="T257">LTS</text:span><text:span text:style-name="T265"> </text:span><text:span text:style-name="T266">staat voor</text:span><text:span text:style-name="T264"> </text:span><text:span text:style-name="T257">Long-Term Support, langetermijnondersteuning, </text:span><text:span text:style-name="T267">en </text:span><text:span text:style-name="T268">d</text:span><text:span text:style-name="T267">eze </text:span><text:span text:style-name="Strong_20_Emphasis"><text:span text:style-name="T274"><text:user-field-get text:name="Distro">Ubuntu</text:user-field-get></text:span></text:span><text:span text:style-name="T267"><text:s/></text:span><text:span text:style-name="T275"><text:user-field-get text:name="Version">22.04</text:user-field-get></text:span><text:span text:style-name="T275"><text:s/></text:span><text:span text:style-name="T267">LTS </text:span><text:span text:style-name="T269">(codenaam </text:span><text:span text:style-name="T273">j</text:span><text:span text:style-name="T350">ammy</text:span><text:span text:style-name="T269">) </text:span><text:span text:style-name="T266">van</text:span><text:span text:style-name="T263"> </text:span><text:span text:style-name="T261">april</text:span><text:span text:style-name="T259"> </text:span><text:span text:style-name="Strong_20_Emphasis"><text:span text:style-name="T142"><text:user-field-get style:data-style-name="N0" text:name="Releaseyear">2022</text:user-field-get></text:span></text:span><text:span text:style-name="T261"><text:s/></text:span><text:span text:style-name="T257">wordt </text:span><text:span text:style-name="T258">vijf</text:span><text:span text:style-name="T257"> jaar onder</text:span><text:span text:style-name="T272">steund</text:span><text:span text:style-name="T262"> </text:span><text:span text:style-name="T257">tot </text:span><text:span text:style-name="T261">april</text:span><text:span text:style-name="T256"> </text:span><text:span text:style-name="T257">202</text:span><text:span text:style-name="T261">7</text:span><text:span text:style-name="T260">.</text:span></text:p></text:note-body></text:note></text:span></text:span><text:span text:style-name="Strong_20_Emphasis"><text:span text:style-name="T223"> </text:span></text:span><text:span text:style-name="Strong_20_Emphasis"><text:span text:style-name="T224"><text:user-field-get text:name="Edition">desktop</text:user-field-get></text:span></text:span><text:span text:style-name="Strong_20_Emphasis"><text:span text:style-name="T220">.</text:span></text:span></text:p>
      <text:p text:style-name="P10"/>
      <text:p text:style-name="P65"><text:span text:style-name="T45">Kijk op</text:span><text:span text:style-name="T217"> </text:span><text:a xlink:type="simple" xlink:href="https://karelzimmer.nl/" text:style-name="Internet_20_link" text:visited-style-name="Visited_20_Internet_20_Link"><text:span text:style-name="Internet_20_link"><text:span text:style-name="T7">karelzimmer.nl</text:span></text:span></text:a><text:span text:style-name="T217"> </text:span><text:span text:style-name="T300">voor</text:span><text:span text:style-name="T301"> </text:span><text:span text:style-name="T302">deze en andere </text:span><text:span text:style-name="T303">Linux documenten</text:span><text:span text:style-name="T50">, scripts, </text:span><text:span text:style-name="T51">en informatie</text:span><text:span text:style-name="T50">.</text:span></text:p>
      <text:p text:style-name="P11"/>
      <text:p text:style-name="P48"><text:span text:style-name="T40">D</text:span><text:span text:style-name="T39">it is een invulbare PD</text:span><text:span text:style-name="T41">F</text:span><text:span text:style-name="T39"> met </text:span><text:span text:style-name="Strong_20_Emphasis"><text:span text:style-name="T57">tekst</text:span></text:span><text:span text:style-name="T39">- en</text:span><text:span text:style-name="Strong_20_Emphasis"><text:span text:style-name="T56"> </text:span></text:span><text:span text:style-name="Strong_20_Emphasis"><text:span text:style-name="T105"><draw:control text:anchor-type="as-char" draw:z-index="17" draw:name="Vorm3_ 1" draw:style-name="gr1" draw:text-style-name="P106" svg:width="0.35cm" svg:height="0.35cm" draw:control="control18"/></text:span></text:span><text:span text:style-name="T39"><text:s/>keuzevakken; </text:span><text:span text:style-name="T42">a</text:span><text:span text:style-name="T39">fdrukken is niet noodzakelijk.</text:span></text:p>
      <text:p text:style-name="P12"/>
      <text:p text:style-name="P19"><text:span text:style-name="T22">Vul </text:span><text:span text:style-name="T21">achter</text:span><text:span text:style-name="T16"> de </text:span><text:span text:style-name="Definition"><text:span text:style-name="T353">ONDERSTREEPTE</text:span></text:span><text:span text:style-name="T1"> </text:span><text:span text:style-name="T17">woorden</text:span><text:span text:style-name="T16"> het</text:span><text:span text:style-name="Strong_20_Emphasis"><text:span text:style-name="T283"> </text:span></text:span><text:span text:style-name="Strong_20_Emphasis"><text:span text:style-name="T284">tekstvak</text:span></text:span><text:span text:style-name="T17"> </text:span><text:span text:style-name="T22">in,</text:span><text:span text:style-name="T17"> </text:span><text:span text:style-name="T304">zie </text:span><text:span text:style-name="T335">[</text:span><text:span text:style-name="T304">toelichting</text:span><text:span text:style-name="T335">]</text:span><text:span text:style-name="T17">:</text:span></text:p>
      <text:p text:style-name="P2"><text:span text:style-name="Definition"><text:span text:style-name="T26">GEBRUIKER</text:span></text:span><text:span text:style-name="T311"><text:tab/><text:tab/></text:span><text:span text:style-name="T334"> <text:tab/><text:tab/></text:span><text:span text:style-name="T312"><draw:control text:anchor-type="as-char" svg:y="-0.429cm" draw:z-index="6" draw:name="Gebruiker" draw:style-name="gr2" draw:text-style-name="P107" svg:width="6.002cm" svg:height="0.6cm" draw:control="control7"><svg:title>Gebruiker</svg:title><svg:desc>Volledige naam, bijv. Jan Stek</svg:desc></draw:control></text:span><text:span text:style-name="T312"><text:tab/></text:span><text:span text:style-name="T313">[</text:span><text:span text:style-name="T307">volledige naam, bijv. </text:span><text:span text:style-name="T308">J</text:span><text:span text:style-name="T332">a</text:span><text:span text:style-name="T308">n </text:span><text:span text:style-name="T332">Jansen</text:span><text:span text:style-name="T333">]</text:span></text:p>
      <text:p text:style-name="P76"><text:span text:style-name="Definition"><text:span text:style-name="T306">g</text:span></text:span><text:span text:style-name="Definition">ebruikersnaam</text:span><text:span text:style-name="T305"><text:tab/></text:span><text:span text:style-name="T305"><draw:control text:anchor-type="as-char" svg:y="-0.429cm" draw:z-index="16" draw:name="Gberuikersnaam 2" draw:style-name="gr2" draw:text-style-name="P107" svg:width="6.002cm" svg:height="0.6cm" draw:control="control17"><svg:title>Gebruikersnaam</svg:title><svg:desc>Korte naam, bijv. jan</svg:desc></draw:control></text:span><text:span text:style-name="T305"><text:tab/></text:span><text:span text:style-name="T9">[</text:span><text:span text:style-name="T8">korte naam, bijv. </text:span><text:span text:style-name="T231">j</text:span><text:span text:style-name="T232">a</text:span><text:span text:style-name="T231">n</text:span><text:span text:style-name="T233">]</text:span></text:p>
      <text:p text:style-name="P7"><text:span text:style-name="Definition">COMPUTERNAAM</text:span><text:span text:style-name="T314"><text:tab/><text:tab/></text:span><draw:control text:anchor-type="as-char" svg:y="-0.429cm" draw:z-index="7" draw:name="Computernaam" draw:style-name="gr2" draw:text-style-name="P107" svg:width="6.002cm" svg:height="0.6cm" draw:control="control8"><svg:title>Computernaam</svg:title><svg:desc>Unieke naam van de computer</svg:desc></draw:control><text:tab/><text:span text:style-name="T320">[</text:span><text:span text:style-name="T316">naam van de compute</text:span><text:span text:style-name="T317">r, </text:span><text:span text:style-name="T318">bijv. </text:span><text:span text:style-name="T319">pc02</text:span><text:span text:style-name="T320">]</text:span></text:p>
      <text:p text:style-name="P1"><text:span text:style-name="Definition">OPSTARTMEnU</text:span><text:span text:style-name="T312"><text:tab/><text:tab/><text:tab/></text:span><text:span text:style-name="T312"><draw:control text:anchor-type="as-char" svg:y="-0.429cm" draw:z-index="8" draw:name="Opstartmenu" draw:style-name="gr2" draw:text-style-name="P107" svg:width="6.002cm" svg:height="0.6cm" draw:control="control9"><svg:title>Opstartmenu</svg:title><svg:desc>Toets voor het opstartmenu ("bootmenu")</svg:desc></draw:control></text:span><text:span text:style-name="T312"><text:tab/></text:span><text:span text:style-name="T320">[</text:span><text:span text:style-name="T316">to</text:span><text:span text:style-name="T321">ets voor het opstartmedium</text:span><text:span text:style-name="T322">]</text:span></text:p>
      <text:p text:style-name="P6"><text:span text:style-name="Definition"><text:span text:style-name="T315">INSTELLINGE</text:span></text:span><text:span text:style-name="Definition">N</text:span><text:span text:style-name="T315"> <text:tab/><text:tab/><text:tab/></text:span><text:span text:style-name="T315"><draw:control text:anchor-type="as-char" svg:y="-0.429cm" draw:z-index="5" draw:name="Instellingen" draw:style-name="gr2" draw:text-style-name="P107" svg:width="6.002cm" svg:height="0.6cm" draw:control="control6"><svg:title>Instellingen</svg:title><svg:desc>Toets voor het BIOS/UEFI-scherm ("setup")</svg:desc></draw:control></text:span><text:span text:style-name="T315"><text:tab/></text:span><text:span text:style-name="T320">[</text:span><text:span text:style-name="T316">toets voor het UEFI-BIOS-scherm</text:span><text:span text:style-name="T320">]</text:span></text:p>
      <text:p text:style-name="P3"><text:span text:style-name="Definition"><text:span text:style-name="T324">GEBRUIKER2</text:span></text:span><text:span text:style-name="T323"><text:tab/></text:span><text:span text:style-name="T334"> <text:tab/><text:tab/></text:span><text:span text:style-name="T312"><draw:control text:anchor-type="as-char" svg:y="-0.429cm" draw:z-index="13" draw:name="Gebruiker 1" draw:style-name="gr2" draw:text-style-name="P107" svg:width="6.002cm" svg:height="0.6cm" draw:control="control14"><svg:title>Gebruiker</svg:title><svg:desc>Volledige naam, bijv. Jan Stek</svg:desc></draw:control></text:span><text:span text:style-name="T312"><text:tab/></text:span><text:span text:style-name="T313">[</text:span><text:span text:style-name="T307">volledige naam </text:span><text:span text:style-name="T309">evt. 2</text:span><text:span text:style-name="T336">e</text:span><text:span text:style-name="T309"> gebruiker</text:span><text:span text:style-name="T310">]</text:span></text:p>
      <text:p text:style-name="P66"><text:span text:style-name="Definition"><text:span text:style-name="T324">GEBRUIKERSN</text:span></text:span><text:span text:style-name="Definition"><text:span text:style-name="T325">aa</text:span></text:span><text:span text:style-name="Definition"><text:span text:style-name="T324">M2</text:span></text:span><text:span text:style-name="Definition"><text:span text:style-name="T328"><text:tab/></text:span></text:span><text:span text:style-name="T305"><draw:control text:anchor-type="as-char" svg:y="-0.429cm" draw:z-index="14" draw:name="Gberuikersnaam 1" draw:style-name="gr2" draw:text-style-name="P107" svg:width="6.002cm" svg:height="0.6cm" draw:control="control15"><svg:title>Gebruikersnaam</svg:title><svg:desc>Korte naam, bijv. jan</svg:desc></draw:control></text:span><text:span text:style-name="T305"><text:tab/></text:span><text:span text:style-name="T327">[</text:span><text:span text:style-name="T326">korte naam</text:span><text:span text:style-name="T329"> </text:span><text:span text:style-name="T330">evt. 2</text:span><text:span text:style-name="T337">e</text:span><text:span text:style-name="T330"> gebruiker</text:span><text:span text:style-name="T331">]</text:span></text:p>
      <text:p text:style-name="P8"><text:span text:style-name="T234">Vervang </text:span><text:span text:style-name="T241">de</text:span><text:span text:style-name="T234"> </text:span><text:span text:style-name="Definition"><text:span text:style-name="T27">ONDERSTREEPTE</text:span></text:span><text:span text:style-name="T234"> </text:span><text:span text:style-name="T235">woorden </text:span><text:span text:style-name="T234">in deze checklist door </text:span><text:span text:style-name="T241">d</text:span><text:span text:style-name="T242">i</text:span><text:span text:style-name="T241">e </text:span><text:span text:style-name="T240">in </text:span><text:span text:style-name="T242">het</text:span><text:span text:style-name="Strong_20_Emphasis"><text:span text:style-name="T74"> </text:span></text:span><text:span text:style-name="Strong_20_Emphasis"><text:span text:style-name="T98">tekstvak</text:span></text:span><text:span text:style-name="T234">.</text:span></text:p>
      <text:p text:style-name="P5"/>
      <text:p text:style-name="P5"/>
      <text:p text:style-name="P4"><text:span text:style-name="T246">Nog niet op Linux?</text:span><text:span text:style-name="T236"><text:tab/></text:span><text:span text:style-name="T243"><text:tab/></text:span><text:span text:style-name="T244">G</text:span><text:span text:style-name="T237">ebruik </text:span><text:span text:style-name="Strong_20_Emphasis"><text:span text:style-name="T247">Checklist migratie</text:span></text:span><text:span text:style-name="T237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38"> onder </text:span><text:span text:style-name="T245">Linux</text:span><text:span text:style-name="T239">.</text:span></text:p>
      <text:p text:style-name="P47"><text:span text:style-name="T206">Nieuwe installatie?</text:span><text:span text:style-name="T201"><text:tab/></text:span><text:span text:style-name="T203"></text:span><text:span text:style-name="T205"><text:tab/></text:span><text:span text:style-name="T204">B</text:span><text:span text:style-name="T201">egin bij hoofdstuk </text:span><text:span text:style-name="T206"><text:bookmark-ref text:reference-format="page" text:ref-name="__RefNumPara__4009_1271708128">2</text:bookmark-ref></text:span><text:span text:style-name="T201"><text:s text:c="2"/></text:span><text:span text:style-name="T207"><text:bookmark-ref text:reference-format="text" text:ref-name="__RefNumPara__4009_1271708128">Installatie uitvoeren</text:bookmark-ref></text:span><text:span text:style-name="T202">.</text:span></text:p>
      <text:p text:style-name="P31"/>
      <text:p text:style-name="P31"/>
      <text:list xml:id="list1914100247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13"/>
      <table:table table:name="1._Installatie_voorbereiden" table:style-name="_31_._5f_Installatie_5f_voorbereiden">
        <table:table-column table:style-name="_31_._5f_Installatie_5f_voorbereiden.A" table:number-columns-repeated="2"/>
        <table:table-column table:style-name="_31_._5f_Installatie_5f_voorbereiden.C"/>
        <table:table-row>
          <table:table-cell table:style-name="_31_._5f_Installatie_5f_voorbereiden.A1" office:value-type="string">
            <text:p text:style-name="P57"><text:span text:style-name="Strong_20_Emphasis"><text:span text:style-name="T104"><draw:control text:anchor-type="as-char" draw:z-index="11" draw:name="Vorm3_0" draw:style-name="gr1" draw:text-style-name="P106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104"><draw:control text:anchor-type="as-char" draw:z-index="22" draw:name="Vorm3_ 2" draw:style-name="gr1" draw:text-style-name="P106" svg:width="0.35cm" svg:height="0.35cm" draw:control="control23"/></text:span></text:span></text:p>
          </table:table-cell>
          <table:table-cell table:style-name="_31_._5f_Installatie_5f_voorbereiden.C1" office:value-type="string">
            <text:p text:style-name="P56"><text:span text:style-name="Strong_20_Emphasis"><text:span text:style-name="T54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63"><text:span text:style-name="User_20_Entry"><text:span text:style-name="T141">E</text:span></text:span><text:span text:style-name="User_20_Entry"><text:span text:style-name="T186">v</text:span></text:span><text:span text:style-name="User_20_Entry"><text:span text:style-name="T187">en</text:span></text:span><text:span text:style-name="User_20_Entry"><text:span text:style-name="T189">t</text:span></text:span><text:span text:style-name="User_20_Entry"><text:span text:style-name="T190">uele </text:span></text:span><text:span text:style-name="User_20_Entry"><text:span text:style-name="T191">extra </text:span></text:span><text:span text:style-name="Definition"><text:span text:style-name="T351">gebruiker</text:span></text:span><text:span text:style-name="User_20_Entry"><text:span text:style-name="T175">s</text:span></text:span><text:span text:style-name="User_20_Entry"><text:span text:style-name="T191"> aanmelden </text:span></text:span><text:span text:style-name="User_20_Entry"><text:span text:style-name="T192">en dezelfde stappen uitvoeren</text:span></text:span><text:span text:style-name="User_20_Entry"><text:span text:style-name="T188">.</text:span>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C2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84"><text:span text:style-name="Strong_20_Emphasis"><text:span text:style-name="T107"><draw:control text:anchor-type="as-char" draw:z-index="0" draw:name="Vorm4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107"><draw:control text:anchor-type="as-char" draw:z-index="23" draw:name="Vorm 2" draw:style-name="gr1" draw:text-style-name="P106" svg:width="0.35cm" svg:height="0.35cm" draw:control="control24"/></text:span></text:span></text:p>
          </table:table-cell>
          <table:table-cell table:style-name="_31_._5f_Installatie_5f_voorbereiden.C3" office:value-type="string">
            <text:p text:style-name="P67"><text:span text:style-name="Strong_20_Emphasis"><text:span text:style-name="T59">Installeer </text:span></text:span><text:span text:style-name="Strong_20_Emphasis"><text:span text:style-name="T97">pakket kz</text:span></text:span><text:span text:style-name="Strong_20_Emphasis"><text:span text:style-name="T97"><text:note text:id="ftn3" text:note-class="footnote"><text:note-citation>3</text:note-citation><text:note-body><text:p text:style-name="P72"><text:span text:style-name="T347">Debian-</text:span><text:span text:style-name="T348">p</text:span>akket kz plaatst documenten en scripts van Karel Zimmer <text:span text:style-name="T346">(zie </text:span><text:a xlink:type="simple" xlink:href="https://karelzimmer.nl/" text:style-name="Internet_20_link" text:visited-style-name="Visited_20_Internet_20_Link"><text:span text:style-name="Strong_20_Emphasis"><text:span text:style-name="T339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97">: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C4" office:value-type="string">
            <text:p text:style-name="P80"><text:span text:style-name="Strong_20_Emphasis"><text:span text:style-name="T100">D</text:span></text:span><text:span text:style-name="Strong_20_Emphasis"><text:span text:style-name="T74">ruk op de </text:span></text:span><text:span text:style-name="Strong_20_Emphasis"><text:span text:style-name="T71">Super</text:span></text:span><text:span text:style-name="Strong_20_Emphasis"><text:span text:style-name="T74">-toets</text:span></text:span><text:span text:style-name="Strong_20_Emphasis"><text:span text:style-name="T44"><text:note text:id="ftn4" text:note-class="footnote"><text:note-citation>4</text:note-citation><text:note-body><text:p text:style-name="P74"><text:span text:style-name="T200">D</text:span>e <text:span text:style-name="T343">Super</text:span>-toets <text:span text:style-name="T270">is de Windows-toets, Command-toets </text:span><text:span text:style-name="T271">(Apple)</text:span><text:span text:style-name="T270">, of Vergrootglas-toets </text:span><text:span text:style-name="T271">(Chromebook)</text:span><text:span text:style-name="T270">.</text:span></text:p></text:note-body></text:note></text:span></text:span><text:span text:style-name="Strong_20_Emphasis"><text:span text:style-name="T68">, </text:span></text:span><text:span text:style-name="Strong_20_Emphasis"><text:span text:style-name="T81">t</text:span></text:span><text:span text:style-name="Strong_20_Emphasis"><text:span text:style-name="T73">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82">e</text:span></text:span><text:span text:style-name="Strong_20_Emphasis"><text:span text:style-name="T60">n </text:span></text:span><text:span text:style-name="Strong_20_Emphasis"><text:span text:style-name="T76">k</text:span></text:span><text:span text:style-name="Strong_20_Emphasis"><text:span text:style-name="T60">lik op het pictogram van </text:span></text:span><text:span text:style-name="Strong_20_Emphasis"><text:span text:style-name="T118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87"><text:span text:style-name="Strong_20_Emphasis"><text:span text:style-name="T59"/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59"/></text:span></text:p>
          </table:table-cell>
          <table:table-cell table:style-name="_31_._5f_Installatie_5f_voorbereiden.C5" office:value-type="string">
            <text:p text:style-name="P55"><text:span text:style-name="T3">Typ</text:span><text:span text:style-name="Strong_20_Emphasis"><text:span text:style-name="T63">, of </text:span></text:span><text:span text:style-name="Strong_20_Emphasis"><text:span text:style-name="T62">kopieer en plak, de</text:span></text:span><text:span text:style-name="Strong_20_Emphasis"><text:span text:style-name="T64">z</text:span></text:span><text:span text:style-name="Strong_20_Emphasis"><text:span text:style-name="T62">e </text:span></text:span><text:span text:style-name="Strong_20_Emphasis"><text:span text:style-name="T65">twee </text:span></text:span><text:span text:style-name="Strong_20_Emphasis"><text:span text:style-name="T62">opdrachten, ieder gevolgd door de </text:span></text:span><text:span text:style-name="Strong_20_Emphasis"><text:span text:style-name="T61">Enter</text:span></text:span><text:span text:style-name="Strong_20_Emphasis"><text:span text:style-name="T60">-toets:</text:span></text:span></text:p>
          </table:table-cell>
        </table:table-row>
        <table:table-row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87"/>
          </table:table-cell>
          <table:table-cell table:style-name="_31_._5f_Installatie_5f_voorbereiden.C6" office:value-type="string">
            <text:p text:style-name="P82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87"/>
          </table:table-cell>
          <table:table-cell table:style-name="_31_._5f_Installatie_5f_voorbereiden.C7" office:value-type="string">
            <text:p text:style-name="P82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C8" office:value-type="string">
            <text:p text:style-name="P59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C9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84"><text:span text:style-name="Strong_20_Emphasis"><text:span text:style-name="T107"><draw:control text:anchor-type="as-char" draw:z-index="1" draw:name="Vorm6" draw:style-name="gr1" draw:text-style-name="P10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107"><draw:control text:anchor-type="as-char" draw:z-index="24" draw:name="Vorm 7" draw:style-name="gr1" draw:text-style-name="P106" svg:width="0.35cm" svg:height="0.35cm" draw:control="control25"/></text:span></text:span></text:p>
          </table:table-cell>
          <table:table-cell table:style-name="_31_._5f_Installatie_5f_voorbereiden.C10" office:value-type="string">
            <text:p text:style-name="P58"><text:span text:style-name="Strong_20_Emphasis"><text:span text:style-name="T68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C11" office:value-type="string">
            <text:p text:style-name="P81"><text:span text:style-name="Strong_20_Emphasis"><text:span text:style-name="T100">D</text:span></text:span><text:span text:style-name="Strong_20_Emphasis"><text:span text:style-name="T69">ruk </text:span></text:span><text:span text:style-name="Strong_20_Emphasis"><text:span text:style-name="T70">op de </text:span></text:span><text:span text:style-name="Strong_20_Emphasis"><text:span text:style-name="T71">Super</text:span></text:span><text:span text:style-name="Strong_20_Emphasis"><text:span text:style-name="T70">-toets</text:span></text:span><text:span text:style-name="Strong_20_Emphasis"><text:span text:style-name="T68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12">men</text:span></text:span><text:span text:style-name="Strong_20_Emphasis"><text:span text:style-name="T113">u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0">n </text:span></text:span><text:span text:style-name="Strong_20_Emphasis"><text:span text:style-name="T76">k</text:span></text:span><text:span text:style-name="Strong_20_Emphasis"><text:span text:style-name="T60">lik op het pictogram van</text:span></text:span><text:span text:style-name="Strong_20_Emphasis"><text:span text:style-name="T108"> </text:span></text:span><text:span text:style-name="Strong_20_Emphasis"><text:span text:style-name="T126">Installatiem</text:span></text:span><text:span text:style-name="Strong_20_Emphasis"><text:span text:style-name="T127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88"><text:span text:style-name="Strong_20_Emphasis"><text:span text:style-name="T59"/></text:span></text:p>
          </table:table-cell>
          <table:table-cell table:style-name="_31_._5f_Installatie_5f_voorbereiden.A1" office:value-type="string">
            <text:p text:style-name="P88"><text:span text:style-name="Strong_20_Emphasis"><text:span text:style-name="T59"/></text:span></text:p>
          </table:table-cell>
          <table:table-cell table:style-name="_31_._5f_Installatie_5f_voorbereiden.C12" office:value-type="string">
            <text:p text:style-name="P77"><text:span text:style-name="Strong_20_Emphasis"><text:span text:style-name="T77">K</text:span></text:span><text:span text:style-name="Strong_20_Emphasis"><text:span text:style-name="T78">ie</text:span></text:span><text:span text:style-name="Strong_20_Emphasis"><text:span text:style-name="T79">s</text:span></text:span><text:span text:style-name="Strong_20_Emphasis"><text:span text:style-name="T67"> </text:span></text:span><text:span text:style-name="Strong_20_Emphasis"><text:span text:style-name="T128">1</text:span></text:span><text:span text:style-name="Strong_20_Emphasis"><text:span text:style-name="T129"> </text:span></text:span><text:span text:style-name="Strong_20_Emphasis"><text:span text:style-name="T130">In</text:span></text:span><text:span text:style-name="Strong_20_Emphasis"><text:span text:style-name="T123">stallatie voorbereiden</text:span></text:span><text:span text:style-name="Strong_20_Emphasis"><text:span text:style-name="T80"> </text:span></text:span><text:span text:style-name="Strong_20_Emphasis"><text:span text:style-name="T66">en </text:span></text:span><text:span text:style-name="Strong_20_Emphasis"><text:span text:style-name="T99">klik op </text:span></text:span><text:span text:style-name="Strong_20_Emphasis"><text:span text:style-name="T119">Verder</text:span></text:span><text:span text:style-name="Strong_20_Emphasis"><text:span text:style-name="T99">.</text:span></text:span></text:p>
          </table:table-cell>
        </table:table-row>
        <table:table-row>
          <table:table-cell table:style-name="_31_._5f_Installatie_5f_voorbereiden.A1" office:value-type="string">
            <text:p text:style-name="P88"/>
          </table:table-cell>
          <table:table-cell table:style-name="_31_._5f_Installatie_5f_voorbereiden.A1" office:value-type="string">
            <text:p text:style-name="P88"/>
          </table:table-cell>
          <table:table-cell table:style-name="_31_._5f_Installatie_5f_voorbereiden.C13" office:value-type="string">
            <text:p text:style-name="P60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</table:table>
      <text:p text:style-name="P14"/>
      <text:list xml:id="list104106745345758" text:continue-numbering="true" text:style-name="L1">
        <text:list-item>
          <text:p text:style-name="P104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84"><text:span text:style-name="Strong_20_Emphasis"><text:span text:style-name="T107"><draw:control text:anchor-type="as-char" draw:z-index="2" draw:name="Vorm9" draw:style-name="gr1" draw:text-style-name="P106" svg:width="0.35cm" svg:height="0.35cm" draw:control="control3"/></text:span></text:span></text:p>
          </table:table-cell>
          <table:table-cell table:style-name="_32_._5f_Installatie_5f_uitvoeren.B1" office:value-type="string">
            <text:p text:style-name="P94"><text:span text:style-name="T250">Start de computer op vanaf </text:span><text:span text:style-name="T254">een </text:span><text:span text:style-name="Strong_20_Emphasis"><text:span text:style-name="T229"><text:user-field-get text:name="Distro">Ubuntu</text:user-field-get></text:span></text:span><text:span text:style-name="T249"><text:s/></text:span><text:span text:style-name="T230"><text:user-field-get text:name="Version">22.04</text:user-field-get></text:span><text:span text:style-name="T136"><text:s/>Live</text:span><text:span text:style-name="T136"><text:note text:id="ftn5" text:note-class="footnote"><text:note-citation>1</text:note-citation><text:note-body><text:p text:style-name="P73"><text:span text:style-name="T338">Vanaf ee</text:span>n Live <text:span text:style-name="T349">usb</text:span><text:span text:style-name="T342">-stick </text:span><text:span text:style-name="T344">(</text:span><text:span text:style-name="T342">of </text:span><text:span text:style-name="T345">dvd</text:span><text:span text:style-name="T344">)</text:span><text:span text:style-name="T24"> </text:span>kunt <text:span text:style-name="T338">u opstarten en</text:span> <text:span text:style-name="T18">met </text:span><text:span text:style-name="Strong_20_Emphasis"><text:span text:style-name="T274"><text:user-field-get text:name="Distro">Ubuntu</text:user-field-get></text:span></text:span><text:span text:style-name="Strong_20_Emphasis"><text:span text:style-name="T274"><text:s/></text:span></text:span>werken zonder deze te installeren.</text:p></text:note-body></text:note></text:span><text:span text:style-name="T136"> </text:span><text:span text:style-name="T137">usb</text:span><text:span text:style-name="T138">-stick</text:span><text:span text:style-name="T138"><text:note text:id="ftn6" text:note-class="footnote"><text:note-citation>2</text:note-citation><text:note-body><text:p text:style-name="P71"><text:span text:style-name="Strong_20_Emphasis"><text:span text:style-name="T143">Download </text:span></text:span><text:span text:style-name="Strong_20_Emphasis"><text:span text:style-name="T144">een </text:span></text:span><text:span text:style-name="Strong_20_Emphasis"><text:span text:style-name="T145">cd</text:span></text:span><text:span text:style-name="Strong_20_Emphasis"><text:span text:style-name="T171">-beeldbestand</text:span></text:span><text:span text:style-name="Strong_20_Emphasis"><text:span text:style-name="T146"> </text:span></text:span><text:span text:style-name="Strong_20_Emphasis"><text:span text:style-name="T147">(.iso) </text:span></text:span><text:span text:style-name="Strong_20_Emphasis"><text:span text:style-name="T146">vanaf </text:span></text:span><text:a xlink:type="simple" xlink:href="https://nl.releases.ubuntu.com/" text:style-name="Internet_20_link" text:visited-style-name="Visited_20_Internet_20_Link"><text:span text:style-name="Strong_20_Emphasis"><text:span text:style-name="T340">nl.releases.ubuntu.com</text:span></text:span></text:a><text:span text:style-name="Strong_20_Emphasis"><text:span text:style-name="T146">, </text:span></text:span><text:span text:style-name="Strong_20_Emphasis"><text:span text:style-name="T148">klik op</text:span></text:span><text:span text:style-name="Strong_20_Emphasis"><text:span text:style-name="T149"> </text:span></text:span><text:span text:style-name="Strong_20_Emphasis"><text:span text:style-name="T177">Ubuntu 2</text:span></text:span><text:span text:style-name="Strong_20_Emphasis"><text:span text:style-name="T178">2</text:span></text:span><text:span text:style-name="Strong_20_Emphasis"><text:span text:style-name="T177">.04 LTS (Jammy Jellyfish)</text:span></text:span><text:span text:style-name="Strong_20_Emphasis"><text:span text:style-name="T149">, </text:span></text:span><text:span text:style-name="Strong_20_Emphasis"><text:span text:style-name="T150">en </text:span></text:span><text:span text:style-name="Strong_20_Emphasis"><text:span text:style-name="T148">klik </text:span></text:span><text:span text:style-name="Strong_20_Emphasis"><text:span text:style-name="T150">vervolgens </text:span></text:span><text:span text:style-name="Strong_20_Emphasis"><text:span text:style-name="T151">achter</text:span></text:span><text:span text:style-name="Strong_20_Emphasis"><text:span text:style-name="T150"> </text:span></text:span><text:span text:style-name="Strong_20_Emphasis"><text:span text:style-name="T179">Desktop image</text:span></text:span><text:span text:style-name="Strong_20_Emphasis"><text:span text:style-name="T150"> </text:span></text:span><text:span text:style-name="Strong_20_Emphasis"><text:span text:style-name="T151">op </text:span></text:span><text:span text:style-name="Strong_20_Emphasis"><text:span text:style-name="T176">64-bit PC (AMD64) desktop image</text:span></text:span><text:span text:style-name="Strong_20_Emphasis"><text:span text:style-name="T174">.</text:span></text:span><text:span text:style-name="Strong_20_Emphasis"><text:span text:style-name="T150"><text:line-break/></text:span></text:span><text:span text:style-name="Strong_20_Emphasis"><text:span text:style-name="T148">P</text:span></text:span><text:span text:style-name="Strong_20_Emphasis"><text:span text:style-name="T143">laats </text:span></text:span><text:span text:style-name="Strong_20_Emphasis"><text:span text:style-name="T144">een </text:span></text:span><text:span text:style-name="Strong_20_Emphasis"><text:span text:style-name="T145">usb</text:span></text:span><text:span text:style-name="Strong_20_Emphasis"><text:span text:style-name="T144">-stick </text:span></text:span><text:span text:style-name="Strong_20_Emphasis"><text:span text:style-name="T172">va</text:span></text:span><text:span text:style-name="Strong_20_Emphasis"><text:span text:style-name="T152">n </text:span></text:span><text:span text:style-name="Strong_20_Emphasis"><text:span text:style-name="T153">min</text:span></text:span><text:span text:style-name="Strong_20_Emphasis"><text:span text:style-name="T154">imaal</text:span></text:span><text:span text:style-name="Strong_20_Emphasis"><text:span text:style-name="T153"> </text:span></text:span><text:span text:style-name="Strong_20_Emphasis"><text:span text:style-name="T155">4</text:span></text:span><text:span text:style-name="Strong_20_Emphasis"><text:span text:style-name="T153"> GB. <text:line-break/></text:span></text:span><text:span text:style-name="Strong_20_Emphasis"><text:span text:style-name="T173">Zoek</text:span></text:span><text:span text:style-name="Strong_20_Emphasis"><text:span text:style-name="T153"> </text:span></text:span><text:span text:style-name="Strong_20_Emphasis"><text:span text:style-name="T180">s</text:span></text:span><text:span text:style-name="Strong_20_Emphasis"><text:span text:style-name="T181">ch</text:span></text:span><text:span text:style-name="Strong_20_Emphasis"><text:span text:style-name="T153"> en klik op het pictogram van</text:span></text:span><text:span text:style-name="Strong_20_Emphasis"><text:span text:style-name="T156"> </text:span></text:span><text:span text:style-name="Strong_20_Emphasis"><text:span text:style-name="T183">Schijven</text:span></text:span><text:span text:style-name="Strong_20_Emphasis"><text:span text:style-name="T157">. Selecteer de </text:span></text:span><text:span text:style-name="Strong_20_Emphasis"><text:span text:style-name="T158">usb</text:span></text:span><text:span text:style-name="Strong_20_Emphasis"><text:span text:style-name="T157">-stick in de lijst van schijven aan de linkerkant en klik rechtsboven op </text:span></text:span><text:span text:style-name="Strong_20_Emphasis"><text:span text:style-name="T182">Schijfinstellingen</text:span></text:span><text:span text:style-name="Strong_20_Emphasis"><text:span text:style-name="T157"> </text:span></text:span><text:span text:style-name="Strong_20_Emphasis"><text:span text:style-name="T182">⋮</text:span></text:span><text:span text:style-name="Strong_20_Emphasis"><text:span text:style-name="T157"> (icoontje met de drie puntjes).</text:span></text:span></text:p><text:p text:style-name="P68"><text:span text:style-name="Strong_20_Emphasis"><text:span text:style-name="T157"><text:tab/>Kies </text:span></text:span><text:span text:style-name="Strong_20_Emphasis"><text:span text:style-name="T182">Schijfkopie terugzetten</text:span></text:span><text:span text:style-name="Strong_20_Emphasis"><text:span text:style-name="T157"> en selecteer </text:span></text:span><text:span text:style-name="Strong_20_Emphasis"><text:span text:style-name="T159">het net</text:span></text:span><text:span text:style-name="Strong_20_Emphasis"><text:span text:style-name="T160"> gedownloade </text:span></text:span><text:span text:style-name="Strong_20_Emphasis"><text:span text:style-name="T161">cd</text:span></text:span><text:span text:style-name="T19">-beeldbestand </text:span><text:span text:style-name="T20">(.iso)</text:span><text:span text:style-name="Strong_20_Emphasis"><text:span text:style-name="T160">.</text:span></text:span></text:p><text:p text:style-name="P70"><text:span text:style-name="Strong_20_Emphasis"><text:span text:style-name="T157"><text:tab/>Klik op </text:span></text:span><text:span text:style-name="Strong_20_Emphasis"><text:span text:style-name="T182">Terugzetten starten</text:span></text:span><text:span text:style-name="Strong_20_Emphasis"><text:span text:style-name="T157"> en vervolgens op </text:span></text:span><text:span text:style-name="Strong_20_Emphasis"><text:span text:style-name="T182">Terugzetten</text:span></text:span><text:span text:style-name="Strong_20_Emphasis"><text:span text:style-name="T162">.<text:line-break/></text:span></text:span><text:span text:style-name="Strong_20_Emphasis"><text:span text:style-name="T163">O</text:span></text:span><text:span text:style-name="Strong_20_Emphasis"><text:span text:style-name="T144">f </text:span></text:span><text:span text:style-name="Strong_20_Emphasis"><text:span text:style-name="T164">gebruik </text:span></text:span><text:span text:style-name="Strong_20_Emphasis"><text:span text:style-name="T165">het programma </text:span></text:span><text:span text:style-name="Strong_20_Emphasis"><text:span text:style-name="T184">Etche</text:span></text:span><text:span text:style-name="Strong_20_Emphasis"><text:span text:style-name="T185">r</text:span></text:span><text:span text:style-name="Strong_20_Emphasis"><text:span text:style-name="T165"> </text:span></text:span><text:span text:style-name="Strong_20_Emphasis"><text:span text:style-name="T166">(</text:span></text:span><text:a xlink:type="simple" xlink:href="https://www.balena.io/etcher/" text:style-name="Internet_20_link" text:visited-style-name="Visited_20_Internet_20_Link"><text:span text:style-name="Strong_20_Emphasis"><text:span text:style-name="T341">etcher.io</text:span></text:span></text:a><text:span text:style-name="Strong_20_Emphasis"><text:span text:style-name="T166">) </text:span></text:span><text:span text:style-name="Strong_20_Emphasis"><text:span text:style-name="T167">dat </text:span></text:span><text:span text:style-name="Strong_20_Emphasis"><text:span text:style-name="T144">beschikbaar </text:span></text:span><text:span text:style-name="Strong_20_Emphasis"><text:span text:style-name="T167">is </text:span></text:span><text:span text:style-name="Strong_20_Emphasis"><text:span text:style-name="T144">voor </text:span></text:span><text:span text:style-name="Strong_20_Emphasis"><text:span text:style-name="T157">Windows, </text:span></text:span><text:span text:style-name="Strong_20_Emphasis"><text:span text:style-name="T168">mac</text:span></text:span><text:span text:style-name="Strong_20_Emphasis"><text:span text:style-name="T169">OS</text:span></text:span><text:span text:style-name="Strong_20_Emphasis"><text:span text:style-name="T165">, </text:span></text:span><text:span text:style-name="Strong_20_Emphasis"><text:span text:style-name="T166">en </text:span></text:span><text:span text:style-name="Strong_20_Emphasis"><text:span text:style-name="T165">Linux</text:span></text:span><text:span text:style-name="Strong_20_Emphasis"><text:span text:style-name="T170">.</text:span></text:span></text:p></text:note-body></text:note></text:span><text:span text:style-name="T136"> </text:span><text:span text:style-name="T139">of dvd.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B1" office:value-type="string">
            <text:p text:style-name="P45"><text:span text:style-name="T194">Opstart/</text:span><text:span text:style-name="T195">bootmenu</text:span><text:span text:style-name="T194"> </text:span><text:span text:style-name="T193">via </text:span><text:span text:style-name="Definition"><text:span text:style-name="T359">opstartmenu</text:span></text:span><text:span text:style-name="T193"> </text:span><text:span text:style-name="T196">en</text:span><text:span text:style-name="T193"> </text:span><text:span text:style-name="T194">instellingen/</text:span><text:span text:style-name="T195">setup</text:span><text:span text:style-name="T193"> via </text:span><text:span text:style-name="Definition"><text:span text:style-name="T6">instellingen</text:span></text:span><text:span text:style-name="T193">.</text:span></text:p>
          </table:table-cell>
        </table:table-row>
        <table:table-row>
          <table:table-cell table:style-name="_32_._5f_Installatie_5f_uitvoeren.A1" office:value-type="string">
            <text:p text:style-name="P84"><text:span text:style-name="Strong_20_Emphasis"><text:span text:style-name="T59"/></text:span></text:p>
          </table:table-cell>
          <table:table-cell table:style-name="_32_._5f_Installatie_5f_uitvoeren.B1" office:value-type="string">
            <text:p text:style-name="P29"><text:span text:style-name="Strong_20_Emphasis"><text:span text:style-name="T53">D</text:span></text:span><text:span text:style-name="Strong_20_Emphasis"><text:span text:style-name="T46">ruk op </text:span></text:span><text:span text:style-name="Strong_20_Emphasis"><text:span text:style-name="T47">de </text:span></text:span><text:span text:style-name="Strong_20_Emphasis"><text:span text:style-name="T48">Enter</text:span></text:span><text:span text:style-name="Strong_20_Emphasis"><text:span text:style-name="T47">-toets </text:span></text:span><text:span text:style-name="Strong_20_Emphasis"><text:span text:style-name="T53">(</text:span></text:span><text:span text:style-name="Strong_20_Emphasis"><text:span text:style-name="T122">Try or Install Ubuntu</text:span></text:span><text:span text:style-name="Strong_20_Emphasis"><text:span text:style-name="T52"> </text:span></text:span><text:span text:style-name="Strong_20_Emphasis"><text:span text:style-name="T53">is reeds geselecteerd)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B1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85"><text:span text:style-name="Strong_20_Emphasis"><text:span text:style-name="T140"><draw:control text:anchor-type="as-char" draw:z-index="21" draw:name="Vorm 6" draw:style-name="gr1" draw:text-style-name="P106" svg:width="0.35cm" svg:height="0.35cm" draw:control="control22"/></text:span></text:span></text:p>
          </table:table-cell>
          <table:table-cell table:style-name="_32_._5f_Installatie_5f_uitvoeren.B1" office:value-type="string">
            <text:p text:style-name="P28"><text:span text:style-name="T251">Kies</text:span><text:span text:style-name="T252"> </text:span><text:span text:style-name="T255">Nederlands</text:span><text:span text:style-name="T252"> en klik</text:span><text:span text:style-name="T253"> </text:span><text:span text:style-name="T252">op</text:span><text:span text:style-name="T251"> </text:span><text:span text:style-name="T248">Ubuntu installeren</text:span><text:span text:style-name="T251">.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B1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B1" office:value-type="string">
            <text:p text:style-name="P27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7">installatie</text:span></text:span><text:span text:style-name="Strong_20_Emphasis"><text:span text:style-name="T34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B1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86"><text:span text:style-name="Strong_20_Emphasis"><text:span text:style-name="T59"><draw:control text:anchor-type="as-char" draw:z-index="15" draw:name="Vorm 1" draw:style-name="gr1" draw:text-style-name="P106" svg:width="0.35cm" svg:height="0.35cm" draw:control="control16"/></text:span></text:span></text:p>
          </table:table-cell>
          <table:table-cell table:style-name="_32_._5f_Installatie_5f_uitvoeren.B1" office:value-type="string">
            <text:p text:style-name="P20"><text:span text:style-name="T287">Op </text:span><text:span text:style-name="T288">het </text:span><text:span text:style-name="T286">scherm </text:span><text:span text:style-name="Strong_20_Emphasis"><text:span text:style-name="T286">Wie bent u?</text:span></text:span><text:span text:style-name="T286">:</text:span>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B1" office:value-type="string">
            <text:p text:style-name="P21"><text:span text:style-name="T293">V</text:span><text:span text:style-name="T287">ul </text:span><text:span text:style-name="T289">in </text:span><text:span text:style-name="Strong_20_Emphasis"><text:span text:style-name="T290">Uw n</text:span></text:span><text:span text:style-name="Strong_20_Emphasis"><text:span text:style-name="T291">aam</text:span></text:span><text:span text:style-name="Strong_20_Emphasis"><text:span text:style-name="T277"> </text:span></text:span><text:span text:style-name="Definition"><text:span text:style-name="T4">gebruiker</text:span></text:span><text:span text:style-name="Strong_20_Emphasis"><text:span text:style-name="T278">, <text:line-break/></text:span></text:span><text:span text:style-name="Strong_20_Emphasis"><text:span text:style-name="T291">Naam </text:span></text:span><text:span text:style-name="Strong_20_Emphasis"><text:span text:style-name="T290">van uw </text:span></text:span><text:span text:style-name="Strong_20_Emphasis"><text:span text:style-name="T292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77">,<text:line-break/></text:span></text:span><text:span text:style-name="Strong_20_Emphasis"><text:span text:style-name="T290">Kies een g</text:span></text:span><text:span text:style-name="Strong_20_Emphasis"><text:span text:style-name="T292">ebruikersnaam</text:span></text:span><text:span text:style-name="Strong_20_Emphasis"><text:span text:style-name="T277"> </text:span></text:span><text:span text:style-name="Definition"><text:span text:style-name="T4">gebruikersnaam</text:span></text:span><text:span text:style-name="Strong_20_Emphasis"><text:span text:style-name="T277">,<text:line-break/></text:span></text:span><text:span text:style-name="Strong_20_Emphasis"><text:span text:style-name="T279">g</text:span></text:span><text:span text:style-name="Strong_20_Emphasis"><text:span text:style-name="T276">eef tweemaal een </text:span></text:span><text:span text:style-name="Strong_20_Emphasis"><text:span text:style-name="T285">wachtwoord</text:span></text:span><text:span text:style-name="Strong_20_Emphasis"><text:span text:style-name="T276">,</text:span></text:span><text:span text:style-name="Strong_20_Emphasis"><text:span text:style-name="T280"> </text:span></text:span><text:span text:style-name="Strong_20_Emphasis"><text:span text:style-name="T281">en</text:span></text:span><text:span text:style-name="Strong_20_Emphasis"><text:span text:style-name="T280"> </text:span></text:span><text:span text:style-name="Strong_20_Emphasis"><text:span text:style-name="T282">k</text:span></text:span><text:span text:style-name="Strong_20_Emphasis"><text:span text:style-name="T276">lik op </text:span></text:span><text:span text:style-name="Strong_20_Emphasis"><text:span text:style-name="T285">Verder</text:span></text:span><text:span text:style-name="Strong_20_Emphasis"><text:span text:style-name="T276">.</text:span></text:span>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B1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83"><text:span text:style-name="Strong_20_Emphasis"><text:span text:style-name="T59"><draw:control text:anchor-type="as-char" draw:z-index="18" draw:name="Vorm 3" draw:style-name="gr1" draw:text-style-name="P106" svg:width="0.35cm" svg:height="0.35cm" draw:control="control19"/></text:span></text:span></text:p>
          </table:table-cell>
          <table:table-cell table:style-name="_32_._5f_Installatie_5f_uitvoeren.B1" office:value-type="string">
            <text:p text:style-name="P16">Op het scherm <text:span text:style-name="T354">Installatie voltooid</text:span> <text:span text:style-name="T360">k</text:span>lik op <text:span text:style-name="T355">Nu he</text:span><text:span text:style-name="T354">rstarten</text:span>.</text:p>
          </table:table-cell>
        </table:table-row>
      </table:table>
      <text:p text:style-name="P51"><text:span text:style-name="Strong_20_Emphasis"><text:span text:style-name="T109"/></text:span></text:p>
      <text:list xml:id="list104107668439304" text:continue-numbering="true" text:style-name="L1">
        <text:list-item>
          <text:p text:style-name="P102"><text:span text:style-name="Strong_20_Emphasis"><text:span text:style-name="T124">Installatie </text:span></text:span><text:span text:style-name="Strong_20_Emphasis"><text:span text:style-name="T125">afronden</text:span></text:span></text:p>
        </text:list-item>
      </text:list>
      <text:p text:style-name="P52"><text:span text:style-name="Strong_20_Emphasis"><text:span text:style-name="T4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89"><text:span text:style-name="Strong_20_Emphasis"><text:span text:style-name="T107"><draw:control text:anchor-type="as-char" draw:z-index="3" draw:name="Vorm24" draw:style-name="gr1" draw:text-style-name="P106" svg:width="0.35cm" svg:height="0.35cm" draw:control="control4"/></text:span></text:span></text:p>
          </table:table-cell>
          <table:table-cell table:style-name="_33_._5f_Installatie_5f_afronden.B1" office:value-type="string">
            <text:p text:style-name="P95"><text:span text:style-name="Strong_20_Emphasis"><text:span text:style-name="T49">Aanmelden als </text:span></text:span><text:span text:style-name="Definition"><text:span text:style-name="T11">gebruiker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B1" office:value-type="string">
            <text:p text:style-name="P95"><text:span text:style-name="Strong_20_Emphasis"><text:span text:style-name="T110"/></text:span></text:p>
          </table:table-cell>
        </table:table-row>
        <table:table-row>
          <table:table-cell table:style-name="_33_._5f_Installatie_5f_afronden.A1" office:value-type="string">
            <text:p text:style-name="P39"><text:span text:style-name="Strong_20_Emphasis"><text:span text:style-name="T58"/></text:span></text:p>
          </table:table-cell>
          <table:table-cell table:style-name="_33_._5f_Installatie_5f_afronden.B1" office:value-type="string">
            <text:p text:style-name="P30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</text:span></text:span><text:span text:style-name="Strong_20_Emphasis"><text:span text:style-name="T34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B1" office:value-type="string">
            <text:p text:style-name="P95"/>
          </table:table-cell>
        </table:table-row>
        <table:table-row>
          <table:table-cell table:style-name="_33_._5f_Installatie_5f_afronden.A1" office:value-type="string">
            <text:p text:style-name="P84"><text:span text:style-name="Strong_20_Emphasis"><text:span text:style-name="T107"><draw:control text:anchor-type="as-char" draw:z-index="9" draw:name="Vorm4_1" draw:style-name="gr1" draw:text-style-name="P106" svg:width="0.35cm" svg:height="0.35cm" draw:control="control10"/></text:span></text:span></text:p>
          </table:table-cell>
          <table:table-cell table:style-name="_33_._5f_Installatie_5f_afronden.B1" office:value-type="string">
            <text:p text:style-name="P96"><text:span text:style-name="Strong_20_Emphasis"><text:span text:style-name="T59">Installeer </text:span></text:span><text:span text:style-name="Strong_20_Emphasis"><text:span text:style-name="T97">pakket kz</text:span></text:span><text:span text:style-name="Strong_20_Emphasis"><text:span text:style-name="T97"><text:note text:id="ftn7" text:note-class="footnote"><text:note-citation>1</text:note-citation><text:note-body><text:p text:style-name="P69"><text:span text:style-name="T347">Debian-p</text:span>akket kz plaatst documenten en scripts van Karel Zimmer <text:span text:style-name="T346">(zie </text:span><text:a xlink:type="simple" xlink:href="https://karelzimmer.nl/" text:style-name="Internet_20_link" text:visited-style-name="Visited_20_Internet_20_Link"><text:span text:style-name="Strong_20_Emphasis"><text:span text:style-name="T339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97">: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B1" office:value-type="string">
            <text:p text:style-name="P97"><text:span text:style-name="Strong_20_Emphasis"><text:span text:style-name="T101">D</text:span></text:span><text:span text:style-name="Strong_20_Emphasis"><text:span text:style-name="T83">ruk</text:span></text:span><text:span text:style-name="Strong_20_Emphasis"><text:span text:style-name="T68"> op</text:span></text:span><text:span text:style-name="Strong_20_Emphasis"><text:span text:style-name="T84"> de </text:span></text:span><text:span text:style-name="Strong_20_Emphasis"><text:span text:style-name="T71">Super</text:span></text:span><text:span text:style-name="Strong_20_Emphasis"><text:span text:style-name="T84">-toets</text:span></text:span><text:span text:style-name="Strong_20_Emphasis"><text:span text:style-name="T74"><text:note text:id="ftn8" text:note-class="footnote"><text:note-citation>2</text:note-citation><text:note-body><text:p text:style-name="P49"><text:span text:style-name="T214">De </text:span><text:span text:style-name="T215">Super</text:span><text:span text:style-name="T214">-toets is de Windows-toets, Command-toets </text:span><text:span text:style-name="T216">(Apple)</text:span><text:span text:style-name="T214">, of Vergrootglas-toets </text:span><text:span text:style-name="T216">(Chromebook)</text:span><text:span text:style-name="T214">.</text:span></text:p></text:note-body></text:note></text:span></text:span><text:span text:style-name="Strong_20_Emphasis"><text:span text:style-name="T68">, </text:span></text:span><text:span text:style-name="Strong_20_Emphasis"><text:span text:style-name="T81">t</text:span></text:span><text:span text:style-name="Strong_20_Emphasis"><text:span text:style-name="T73">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82">e</text:span></text:span><text:span text:style-name="Strong_20_Emphasis"><text:span text:style-name="T60">n </text:span></text:span><text:span text:style-name="Strong_20_Emphasis"><text:span text:style-name="T76">k</text:span></text:span><text:span text:style-name="Strong_20_Emphasis"><text:span text:style-name="T60">lik op het pictogram van </text:span></text:span><text:span text:style-name="Strong_20_Emphasis"><text:span text:style-name="T118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90"><text:span text:style-name="Strong_20_Emphasis"><text:span text:style-name="T59"/></text:span></text:p>
          </table:table-cell>
          <table:table-cell table:style-name="_33_._5f_Installatie_5f_afronden.B1" office:value-type="string">
            <text:p text:style-name="P98"><text:span text:style-name="T5">Typ</text:span><text:span text:style-name="Strong_20_Emphasis"><text:span text:style-name="T63">, of </text:span></text:span><text:span text:style-name="Strong_20_Emphasis"><text:span text:style-name="T62">kopieer en plak, de</text:span></text:span><text:span text:style-name="Strong_20_Emphasis"><text:span text:style-name="T85">z</text:span></text:span><text:span text:style-name="Strong_20_Emphasis"><text:span text:style-name="T62">e </text:span></text:span><text:span text:style-name="Strong_20_Emphasis"><text:span text:style-name="T65">twee </text:span></text:span><text:span text:style-name="Strong_20_Emphasis"><text:span text:style-name="T62">opdrachten, ieder gevolgd door de </text:span></text:span><text:span text:style-name="Strong_20_Emphasis"><text:span text:style-name="T61">Enter</text:span></text:span><text:span text:style-name="Strong_20_Emphasis"><text:span text:style-name="T60">-toets: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B1" office:value-type="string">
            <text:p text:style-name="P99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B1" office:value-type="string">
            <text:p text:style-name="P99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B1" office:value-type="string">
            <text:p text:style-name="P62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B1" office:value-type="string">
            <text:p text:style-name="P46"/>
          </table:table-cell>
        </table:table-row>
        <table:table-row>
          <table:table-cell table:style-name="_33_._5f_Installatie_5f_afronden.A1" office:value-type="string">
            <text:p text:style-name="P89"><text:span text:style-name="Strong_20_Emphasis"><text:span text:style-name="T107"><draw:control text:anchor-type="as-char" draw:z-index="4" draw:name="Vorm37" draw:style-name="gr1" draw:text-style-name="P106" svg:width="0.35cm" svg:height="0.35cm" draw:control="control5"/></text:span></text:span></text:p>
          </table:table-cell>
          <table:table-cell table:style-name="_33_._5f_Installatie_5f_afronden.B1" office:value-type="string">
            <text:p text:style-name="P96"><text:span text:style-name="Strong_20_Emphasis"><text:span text:style-name="T86">Rond de</text:span></text:span><text:span text:style-name="Strong_20_Emphasis"><text:span text:style-name="T87"> installatie </text:span></text:span><text:span text:style-name="Strong_20_Emphasis"><text:span text:style-name="T86">af: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B1" office:value-type="string">
            <text:p text:style-name="P100"><text:span text:style-name="Strong_20_Emphasis"><text:span text:style-name="T101">D</text:span></text:span><text:span text:style-name="Strong_20_Emphasis"><text:span text:style-name="T89">ruk</text:span></text:span><text:span text:style-name="Strong_20_Emphasis"><text:span text:style-name="T88"> op</text:span></text:span><text:span text:style-name="Strong_20_Emphasis"><text:span text:style-name="T84"> de </text:span></text:span><text:span text:style-name="Strong_20_Emphasis"><text:span text:style-name="T71">Super</text:span></text:span><text:span text:style-name="Strong_20_Emphasis"><text:span text:style-name="T84">-toets</text:span></text:span><text:span text:style-name="Strong_20_Emphasis"><text:span text:style-name="T68">, </text:span></text:span><text:span text:style-name="Strong_20_Emphasis"><text:span text:style-name="T81">t</text:span></text:span><text:span text:style-name="Strong_20_Emphasis"><text:span text:style-name="T73">yp </text:span></text:span><text:span text:style-name="Strong_20_Emphasis"><text:span text:style-name="T114">men</text:span></text:span><text:span text:style-name="Strong_20_Emphasis"><text:span text:style-name="T113">u</text:span></text:span><text:span text:style-name="Strong_20_Emphasis"><text:span text:style-name="T74"> </text:span></text:span><text:span text:style-name="Strong_20_Emphasis"><text:span text:style-name="T82">e</text:span></text:span><text:span text:style-name="Strong_20_Emphasis"><text:span text:style-name="T60">n </text:span></text:span><text:span text:style-name="Strong_20_Emphasis"><text:span text:style-name="T76">k</text:span></text:span><text:span text:style-name="Strong_20_Emphasis"><text:span text:style-name="T60">lik op het pictogram van </text:span></text:span><text:span text:style-name="Strong_20_Emphasis"><text:span text:style-name="T126">Installatiem</text:span></text:span><text:span text:style-name="Strong_20_Emphasis"><text:span text:style-name="T127">enu</text:span></text:span><text:span text:style-name="Strong_20_Emphasis"><text:span text:style-name="T74">.</text:span></text:span></text:p>
          </table:table-cell>
        </table:table-row>
        <table:table-row>
          <table:table-cell table:style-name="_33_._5f_Installatie_5f_afronden.A1" office:value-type="string">
            <text:p text:style-name="P89"><text:span text:style-name="Strong_20_Emphasis"><text:span text:style-name="T59"/></text:span></text:p>
          </table:table-cell>
          <table:table-cell table:style-name="_33_._5f_Installatie_5f_afronden.B1" office:value-type="string">
            <text:p text:style-name="P77"><text:span text:style-name="Strong_20_Emphasis"><text:span text:style-name="T90">K</text:span></text:span><text:span text:style-name="Strong_20_Emphasis"><text:span text:style-name="T78">ie</text:span></text:span><text:span text:style-name="Strong_20_Emphasis"><text:span text:style-name="T79">s </text:span></text:span><text:span text:style-name="Strong_20_Emphasis"><text:span text:style-name="T131">3</text:span></text:span><text:span text:style-name="Strong_20_Emphasis"><text:span text:style-name="T111"> </text:span></text:span><text:span text:style-name="Strong_20_Emphasis"><text:span text:style-name="T132">Installatie</text:span></text:span><text:span text:style-name="Strong_20_Emphasis"><text:span text:style-name="T133"> </text:span></text:span><text:span text:style-name="Strong_20_Emphasis"><text:span text:style-name="T134">afronden</text:span></text:span><text:span text:style-name="Strong_20_Emphasis"><text:span text:style-name="T90"> </text:span></text:span><text:span text:style-name="Strong_20_Emphasis"><text:span text:style-name="T66">en </text:span></text:span><text:span text:style-name="Strong_20_Emphasis"><text:span text:style-name="T99">klik op </text:span></text:span><text:span text:style-name="Strong_20_Emphasis"><text:span text:style-name="T120">Verder</text:span></text:span><text:span text:style-name="Strong_20_Emphasis"><text:span text:style-name="T99">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B1" office:value-type="string">
            <text:p text:style-name="P60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B1" office:value-type="string">
            <text:p text:style-name="P60"/>
          </table:table-cell>
        </table:table-row>
        <table:table-row>
          <table:table-cell table:style-name="_33_._5f_Installatie_5f_afronden.A1" office:value-type="string">
            <text:p text:style-name="P91"><text:span text:style-name="Strong_20_Emphasis"><text:span text:style-name="T107"><draw:control text:anchor-type="as-char" draw:z-index="19" draw:name="Vorm 4" draw:style-name="gr1" draw:text-style-name="P106" svg:width="0.35cm" svg:height="0.35cm" draw:control="control20"/></text:span></text:span></text:p>
          </table:table-cell>
          <table:table-cell table:style-name="_33_._5f_Installatie_5f_afronden.B1" office:value-type="string">
            <text:p text:style-name="P79"><text:span text:style-name="T357">De </text:span><text:span text:style-name="T358">computer</text:span><text:span text:style-name="T357"> </text:span><text:span text:style-name="T354">Herstart</text:span><text:span text:style-name="T356">en</text:span>.</text:p>
          </table:table-cell>
        </table:table-row>
      </table:table>
      <text:p text:style-name="P52"><text:span text:style-name="Strong_20_Emphasis"><text:span text:style-name="T49"><text:tab/></text:span></text:span></text:p>
      <text:p text:style-name="P53"><text:span text:style-name="Strong_20_Emphasis"><text:span text:style-name="T80"/></text:span></text:p>
      <text:p text:style-name="P54"><text:span text:style-name="Strong_20_Emphasis"><text:span text:style-name="T67"/></text:span></text:p>
      <text:list xml:id="list104106315726250" text:continue-numbering="true" text:style-name="L1">
        <text:list-item>
          <text:p text:style-name="P105"><text:span text:style-name="Strong_20_Emphasis"><text:span text:style-name="T2">Gebruiker inrichten</text:span></text:span></text:p>
        </text:list-item>
      </text:list>
      <text:p text:style-name="P17"/>
      <table:table table:name="Tabel2" table:style-name="Tabel2">
        <table:table-column table:style-name="Tabel2.A" table:number-columns-repeated="2"/>
        <table:table-column table:style-name="Tabel2.C"/>
        <table:table-row>
          <table:table-cell table:style-name="Tabel2.A1" office:value-type="string">
            <text:p text:style-name="P92"><text:span text:style-name="Strong_20_Emphasis"><text:span text:style-name="T107"><draw:control text:anchor-type="as-char" draw:z-index="10" draw:name="Vorm40_0" draw:style-name="gr1" draw:text-style-name="P106" svg:width="0.35cm" svg:height="0.35cm" draw:control="control11"/></text:span></text:span></text:p>
          </table:table-cell>
          <table:table-cell table:style-name="Tabel2.A1" office:value-type="string">
            <text:p text:style-name="P92"><text:span text:style-name="Strong_20_Emphasis"><text:span text:style-name="T107"><draw:control text:anchor-type="as-char" draw:z-index="25" draw:name="Vorm40_ 1" draw:style-name="gr1" draw:text-style-name="P106" svg:width="0.35cm" svg:height="0.35cm" draw:control="control26"/></text:span></text:span></text:p>
          </table:table-cell>
          <table:table-cell table:style-name="Tabel2.C1" office:value-type="string">
            <text:p text:style-name="P24"><text:span text:style-name="Strong_20_Emphasis"><text:span text:style-name="T49">Aanmelden als </text:span></text:span><text:span text:style-name="Definition"><text:span text:style-name="T11">gebruiker</text:span></text:span><text:span text:style-name="Strong_20_Emphasis"><text:span text:style-name="T91"><text:note text:id="ftn9" text:note-class="footnote"><text:note-citation>1</text:note-citation><text:note-body><text:p text:style-name="P64"><text:span text:style-name="User_20_Entry"><text:span text:style-name="T197">E</text:span></text:span><text:span text:style-name="User_20_Entry"><text:span text:style-name="T199">ventuele extra </text:span></text:span><text:span text:style-name="Definition"><text:span text:style-name="T352">gebruiker</text:span></text:span><text:span text:style-name="User_20_Entry"><text:span text:style-name="T198">s</text:span></text:span><text:span text:style-name="User_20_Entry"><text:span text:style-name="T199"> aanmelden en dezelfde stappen uitvoeren.</text:span>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C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93"><text:span text:style-name="Strong_20_Emphasis"><text:span text:style-name="T107"><draw:control text:anchor-type="as-char" draw:z-index="12" draw:name="Vorm40_2" draw:style-name="gr1" draw:text-style-name="P106" svg:width="0.35cm" svg:height="0.35cm" draw:control="control13"/></text:span></text:span></text:p>
          </table:table-cell>
          <table:table-cell table:style-name="Tabel2.A1" office:value-type="string">
            <text:p text:style-name="P93"><text:span text:style-name="Strong_20_Emphasis"><text:span text:style-name="T107"><draw:control text:anchor-type="as-char" draw:z-index="26" draw:name="Vorm40_ 2" draw:style-name="gr1" draw:text-style-name="P106" svg:width="0.35cm" svg:height="0.35cm" draw:control="control27"/></text:span></text:span></text:p>
          </table:table-cell>
          <table:table-cell table:style-name="Tabel2.C3" office:value-type="string">
            <text:p text:style-name="P23"><text:span text:style-name="Strong_20_Emphasis"><text:span text:style-name="T92">R</text:span></text:span><text:span text:style-name="Strong_20_Emphasis"><text:span text:style-name="T93">icht </text:span></text:span><text:span text:style-name="Strong_20_Emphasis"><text:span text:style-name="T94">de </text:span></text:span><text:span text:style-name="Strong_20_Emphasis"><text:span text:style-name="T103">gebruiker</text:span></text:span><text:span text:style-name="Strong_20_Emphasis"><text:span text:style-name="T93"> </text:span></text:span><text:span text:style-name="Strong_20_Emphasis"><text:span text:style-name="T95">in:</text:span></text:span></text:p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C4" office:value-type="string">
            <text:p text:style-name="P26"><text:span text:style-name="Strong_20_Emphasis"><text:span text:style-name="T102">D</text:span></text:span><text:span text:style-name="Strong_20_Emphasis"><text:span text:style-name="T89">ruk</text:span></text:span><text:span text:style-name="Strong_20_Emphasis"><text:span text:style-name="T88"> op</text:span></text:span><text:span text:style-name="Strong_20_Emphasis"><text:span text:style-name="T84"> de </text:span></text:span><text:span text:style-name="Strong_20_Emphasis"><text:span text:style-name="T71">Super</text:span></text:span><text:span text:style-name="Strong_20_Emphasis"><text:span text:style-name="T84">-toets</text:span></text:span><text:span text:style-name="Strong_20_Emphasis"><text:span text:style-name="T44"><text:note text:id="ftn10" text:note-class="footnote"><text:note-citation>2</text:note-citation><text:note-body><text:p text:style-name="P50"><text:span text:style-name="T214">De </text:span><text:span text:style-name="T215">Super</text:span><text:span text:style-name="T214">-toets is de Windows-toets, Command-toets </text:span><text:span text:style-name="T216">(Apple)</text:span><text:span text:style-name="T214">, of Vergrootglas-toets </text:span><text:span text:style-name="T216">(Chromebook)</text:span><text:span text:style-name="T214">.</text:span></text:p></text:note-body></text:note></text:span></text:span><text:span text:style-name="Strong_20_Emphasis"><text:span text:style-name="T68">, </text:span></text:span><text:span text:style-name="Strong_20_Emphasis"><text:span text:style-name="T81">t</text:span></text:span><text:span text:style-name="Strong_20_Emphasis"><text:span text:style-name="T73">yp </text:span></text:span><text:span text:style-name="Strong_20_Emphasis"><text:span text:style-name="T114">men</text:span></text:span><text:span text:style-name="Strong_20_Emphasis"><text:span text:style-name="T113">u</text:span></text:span><text:span text:style-name="Strong_20_Emphasis"><text:span text:style-name="T74"> </text:span></text:span><text:span text:style-name="Strong_20_Emphasis"><text:span text:style-name="T82">e</text:span></text:span><text:span text:style-name="Strong_20_Emphasis"><text:span text:style-name="T60">n </text:span></text:span><text:span text:style-name="Strong_20_Emphasis"><text:span text:style-name="T76">k</text:span></text:span><text:span text:style-name="Strong_20_Emphasis"><text:span text:style-name="T60">lik op het pictogram van </text:span></text:span><text:span text:style-name="Strong_20_Emphasis"><text:span text:style-name="T126">Installatiem</text:span></text:span><text:span text:style-name="Strong_20_Emphasis"><text:span text:style-name="T127">enu</text:span></text:span><text:span text:style-name="Strong_20_Emphasis"><text:span text:style-name="T74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C5" office:value-type="string">
            <text:p text:style-name="P25"><text:span text:style-name="Strong_20_Emphasis"><text:span text:style-name="T90">K</text:span></text:span><text:span text:style-name="Strong_20_Emphasis"><text:span text:style-name="T78">ie</text:span></text:span><text:span text:style-name="Strong_20_Emphasis"><text:span text:style-name="T79">s </text:span></text:span><text:span text:style-name="Strong_20_Emphasis"><text:span text:style-name="T131">4 </text:span></text:span><text:span text:style-name="Strong_20_Emphasis"><text:span text:style-name="T115">Gebruiker inrichten</text:span></text:span><text:span text:style-name="Strong_20_Emphasis"><text:span text:style-name="T90"> </text:span></text:span><text:span text:style-name="Strong_20_Emphasis"><text:span text:style-name="T66">en </text:span></text:span><text:span text:style-name="Strong_20_Emphasis"><text:span text:style-name="T99">klik op </text:span></text:span><text:span text:style-name="Strong_20_Emphasis"><text:span text:style-name="T121">Verder</text:span></text:span><text:span text:style-name="Strong_20_Emphasis"><text:span text:style-name="T99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C6" office:value-type="string">
            <text:p text:style-name="P61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C7" office:value-type="string">
            <text:p text:style-name="P61"/>
          </table:table-cell>
        </table:table-row>
        <table:table-row>
          <table:table-cell table:style-name="Tabel2.A1" office:value-type="string">
            <text:p text:style-name="P43"><text:span text:style-name="Strong_20_Emphasis"><text:span text:style-name="T106"><draw:control text:anchor-type="as-char" draw:z-index="20" draw:name="Vorm 5" draw:style-name="gr1" draw:text-style-name="P106" svg:width="0.35cm" svg:height="0.35cm" draw:control="control21"/></text:span></text:span></text:p>
          </table:table-cell>
          <table:table-cell table:style-name="Tabel2.A1" office:value-type="string">
            <text:p text:style-name="P43"><text:span text:style-name="Strong_20_Emphasis"><text:span text:style-name="T106"><draw:control text:anchor-type="as-char" draw:z-index="27" draw:name="Vorm 8" draw:style-name="gr1" draw:text-style-name="P106" svg:width="0.35cm" svg:height="0.35cm" draw:control="control28"/></text:span></text:span></text:p>
          </table:table-cell>
          <table:table-cell table:style-name="Tabel2.C8" office:value-type="string">
            <text:p text:style-name="P78"><text:span text:style-name="T357">De gebruiker </text:span><text:span text:style-name="T354">Afmelden</text:span>.</text:p>
          </table:table-cell>
        </table:table-row>
      </table:table>
      <text:p text:style-name="P22"><text:span text:style-name="Strong_20_Emphasis"><text:span text:style-name="T96"/></text:span></text:p>
      <text:p text:style-name="P35"/>
      <text:p text:style-name="P35"/>
      <text:p text:style-name="P36"><text:span text:style-name="T208">E</text:span><text:span text:style-name="T209">inde c</text:span><text:span text:style-name="T210">hecklist, </text:span><text:span text:style-name="T211">d</text:span><text:span text:style-name="T210">e installatie van </text:span><text:span text:style-name="Strong_20_Emphasis"><text:span text:style-name="T227"><text:user-field-get text:name="Distro">Ubuntu</text:user-field-get></text:span></text:span><text:span text:style-name="T212"><text:s/></text:span><text:span text:style-name="T213"><text:user-field-get text:name="Version">22.04</text:user-field-get></text:span><text:span text:style-name="Strong_20_Emphasis"><text:span text:style-name="T228"><text:s/></text:span></text:span><text:span text:style-name="Strong_20_Emphasis"><text:span text:style-name="T226">LTS</text:span></text:span><text:span text:style-name="T43"> </text:span><text:span text:style-name="Strong_20_Emphasis"><text:span text:style-name="T135"><text:user-field-get text:name="Edition">desktop</text:user-field-get></text:span></text:span><text:span text:style-name="Strong_20_Emphasis"><text:span text:style-name="T135"><text:s/></text:span></text:span><text:span text:style-name="T210">is voltooid.</text:span></text:p>
      <text:p text:style-name="P18"/>
      <text:p text:style-name="P9"><text:span text:style-name="Emphasis"><text:span text:style-name="T297">Geschreven </text:span></text:span><text:span text:style-name="Emphasis"><text:span text:style-name="T295">d</text:span></text:span><text:span text:style-name="Emphasis"><text:span text:style-name="T297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8">Karel Zimmer</text:span></text:span></text:a><text:span text:style-name="Emphasis"><text:span text:style-name="T297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99">CC0 1.0 Universeel</text:span></text:span></text:a><text:span text:style-name="Emphasis"><text:span text:style-name="T297">,</text:span></text:span><text:span text:style-name="Emphasis"><text:span text:style-name="T294"> </text:span></text:span><text:span text:style-name="Strong_20_Emphasis"><text:span text:style-name="T67"><text:user-field-get style:data-style-name="N0" text:name="Releaseyear">2022</text:user-field-get></text:span></text:span><text:span text:style-name="Emphasis"><text:span text:style-name="T296">-</text:span></text:span><text:span text:style-name="Emphasis"><text:span text:style-name="T296"><text:date style:data-style-name="N10107" text:date-value="2023-06-20T10:41:06.002037213">2023</text:date></text:span></text:span><text:span text:style-name="Emphasis"><text:span text:style-name="T29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6-20T10:41:05.713079064">20-06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6-20T10:41:05.420061318</dc:date>
    <meta:keyword>Installatie</meta:keyword>
    <meta:keyword>Checklist</meta:keyword>
    <meta:keyword>Linux</meta:keyword>
    <meta:editing-cycles>6696</meta:editing-cycles>
    <meta:editing-duration>P11DT20H31M27S</meta:editing-duration>
    <dc:creator>Karel Zimmer</dc:creator>
    <meta:document-statistic meta:table-count="4" meta:image-count="0" meta:object-count="0" meta:page-count="4" meta:paragraph-count="93" meta:word-count="659" meta:character-count="4563" meta:non-whitespace-character-count="3951"/>
    <meta:user-defined meta:name="Info 1"/>
    <meta:user-defined meta:name="Info 2"/>
    <meta:user-defined meta:name="Info 3"/>
    <meta:user-defined meta:name="Info 4"/>
  </office:meta>
</office:document-meta>
</file>